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625cm"/>
    </style:style>
    <style:style style:name="co2" style:family="table-column">
      <style:table-column-properties fo:break-before="auto" style:column-width="2.477cm"/>
    </style:style>
    <style:style style:name="co3" style:family="table-column">
      <style:table-column-properties fo:break-before="auto" style:column-width="2.187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date-style style:name="N50" number:automatic-order="true" number:format-source="language">
      <number:day/>
      <number:text>.</number:text>
      <number:month/>
      <number:text>.</number:text>
      <number:year/>
      <number:text> </number:text>
      <number:hours number:style="long"/>
      <number:text>:</number:text>
      <number:minutes number:style="long"/>
    </number:date-style>
    <number:boolean-style style:name="N20099" number:language="en" number:country="GB">
      <number:boolean/>
    </number:boolean-style>
    <style:style style:name="ce1" style:family="table-cell" style:parent-style-name="Default" style:data-style-name="N50">
      <style:table-cell-properties fo:border-bottom="none" fo:border-left="0.99pt solid #000000" fo:border-right="none" fo:border-top="0.99pt solid #000000"/>
    </style:style>
    <style:style style:name="ce2" style:family="table-cell" style:parent-style-name="Default" style:data-style-name="N50">
      <style:table-cell-properties fo:border-bottom="none" fo:background-color="#dddddd" fo:border-left="0.99pt solid #000000" fo:border-right="none" fo:border-top="0.99pt solid #000000"/>
    </style:style>
    <style:style style:name="ce3" style:family="table-cell" style:parent-style-name="Default" style:data-style-name="N50">
      <style:table-cell-properties fo:border-bottom="none" fo:border-left="0.99pt solid #000000" fo:border-right="none" fo:border-top="none"/>
    </style:style>
    <style:style style:name="ce4" style:family="table-cell" style:parent-style-name="Default" style:data-style-name="N50">
      <style:table-cell-properties fo:border-bottom="none" fo:background-color="#dddddd" fo:border-left="0.99pt solid #000000" fo:border-right="none" fo:border-top="none"/>
    </style:style>
    <style:style style:name="ce5" style:family="table-cell" style:parent-style-name="Default" style:data-style-name="N50">
      <style:table-cell-properties fo:border-bottom="0.99pt solid #000000" fo:border-left="0.99pt solid #000000" fo:border-right="none" fo:border-top="none"/>
    </style:style>
    <style:style style:name="ce6" style:family="table-cell" style:parent-style-name="Default" style:data-style-name="N50"/>
    <style:style style:name="ce7" style:family="table-cell" style:parent-style-name="Default" style:data-style-name="N11">
      <style:table-cell-properties fo:border-bottom="none" fo:border-left="none" fo:border-right="none" fo:border-top="0.99pt solid #000000"/>
    </style:style>
    <style:style style:name="ce8" style:family="table-cell" style:parent-style-name="Default" style:data-style-name="N11">
      <style:table-cell-properties fo:border-bottom="none" fo:background-color="#dddddd" fo:border-left="none" fo:border-right="none" fo:border-top="0.99pt solid #000000"/>
    </style:style>
    <style:style style:name="ce9" style:family="table-cell" style:parent-style-name="Default" style:data-style-name="N11"/>
    <style:style style:name="ce10" style:family="table-cell" style:parent-style-name="Default" style:data-style-name="N11">
      <style:table-cell-properties fo:background-color="#dddddd"/>
    </style:style>
    <style:style style:name="ce11" style:family="table-cell" style:parent-style-name="Default" style:data-style-name="N11">
      <style:table-cell-properties fo:background-color="#dddddd" fo:border="none"/>
    </style:style>
    <style:style style:name="ce12" style:family="table-cell" style:parent-style-name="Default" style:data-style-name="N11">
      <style:table-cell-properties fo:border-bottom="0.99pt solid #000000" fo:border-left="none" fo:border-right="none" fo:border-top="none"/>
    </style:style>
    <style:style style:name="ce13" style:family="table-cell" style:parent-style-name="Default" style:data-style-name="N20099">
      <style:table-cell-properties fo:border-bottom="none" style:text-align-source="fix" style:repeat-content="false" fo:border-left="none" fo:border-right="none" fo:border-top="0.99pt solid #000000"/>
      <style:paragraph-properties fo:text-align="center" fo:margin-left="0cm"/>
    </style:style>
    <style:style style:name="ce14" style:family="table-cell" style:parent-style-name="Default" style:data-style-name="N20099">
      <style:table-cell-properties fo:border-bottom="none" fo:background-color="#dddddd" style:text-align-source="fix" style:repeat-content="false" fo:border-left="none" fo:border-right="none" fo:border-top="0.99pt solid #000000"/>
      <style:paragraph-properties fo:text-align="center" fo:margin-left="0cm"/>
    </style:style>
    <style:style style:name="ce15" style:family="table-cell" style:parent-style-name="Default" style:data-style-name="N20099">
      <style:table-cell-properties style:text-align-source="fix" style:repeat-content="false"/>
      <style:paragraph-properties fo:text-align="center" fo:margin-left="0cm"/>
    </style:style>
    <style:style style:name="ce16" style:family="table-cell" style:parent-style-name="Default" style:data-style-name="N20099">
      <style:table-cell-properties fo:background-color="#dddddd" style:text-align-source="fix" style:repeat-content="false"/>
      <style:paragraph-properties fo:text-align="center" fo:margin-left="0cm"/>
    </style:style>
    <style:style style:name="ce17" style:family="table-cell" style:parent-style-name="Default" style:data-style-name="N20099">
      <style:table-cell-properties fo:background-color="#dddddd" style:text-align-source="fix" style:repeat-content="false" fo:border="none"/>
      <style:paragraph-properties fo:text-align="center" fo:margin-left="0cm"/>
    </style:style>
    <style:style style:name="ce18" style:family="table-cell" style:parent-style-name="Default" style:data-style-name="N20099">
      <style:table-cell-properties fo:border-bottom="0.99pt solid #000000" style:text-align-source="fix" style:repeat-content="false" fo:border-left="none" fo:border-right="none" fo:border-top="none"/>
      <style:paragraph-properties fo:text-align="center" fo:margin-left="0cm"/>
    </style:style>
    <style:style style:name="ce19" style:family="table-cell" style:parent-style-name="Default" style:data-style-name="N41">
      <style:table-cell-properties fo:border-bottom="none" fo:border-left="none" fo:border-right="none" fo:border-top="0.99pt solid #000000"/>
    </style:style>
    <style:style style:name="ce20" style:family="table-cell" style:parent-style-name="Default" style:data-style-name="N41">
      <style:table-cell-properties fo:border-bottom="none" fo:background-color="#dddddd" fo:border-left="none" fo:border-right="none" fo:border-top="0.99pt solid #000000"/>
    </style:style>
    <style:style style:name="ce21" style:family="table-cell" style:parent-style-name="Default" style:data-style-name="N41"/>
    <style:style style:name="ce22" style:family="table-cell" style:parent-style-name="Default" style:data-style-name="N41">
      <style:table-cell-properties fo:background-color="#dddddd"/>
    </style:style>
    <style:style style:name="ce23" style:family="table-cell" style:parent-style-name="Default" style:data-style-name="N41">
      <style:table-cell-properties fo:background-color="#dddddd" fo:border="none"/>
    </style:style>
    <style:style style:name="ce24" style:family="table-cell" style:parent-style-name="Default" style:data-style-name="N41">
      <style:table-cell-properties fo:border-bottom="0.99pt solid #000000" fo:border-left="none" fo:border-right="none" fo:border-top="none"/>
    </style:style>
    <style:style style:name="ce25" style:family="table-cell" style:parent-style-name="Default" style:data-style-name="N44"/>
    <style:style style:name="ce26" style:family="table-cell" style:parent-style-name="Default" style:data-style-name="N11">
      <style:table-cell-properties fo:border-bottom="none" fo:border-left="none" fo:border-right="0.99pt solid #000000" fo:border-top="0.99pt solid #000000"/>
    </style:style>
    <style:style style:name="ce27" style:family="table-cell" style:parent-style-name="Default" style:data-style-name="N11">
      <style:table-cell-properties fo:border-bottom="none" fo:background-color="#dddddd" fo:border-left="none" fo:border-right="0.99pt solid #000000" fo:border-top="0.99pt solid #000000"/>
    </style:style>
    <style:style style:name="ce28" style:family="table-cell" style:parent-style-name="Default" style:data-style-name="N11">
      <style:table-cell-properties fo:border-bottom="none" fo:border-left="none" fo:border-right="0.99pt solid #000000" fo:border-top="none"/>
    </style:style>
    <style:style style:name="ce29" style:family="table-cell" style:parent-style-name="Default" style:data-style-name="N11">
      <style:table-cell-properties fo:border-bottom="none" fo:background-color="#dddddd" fo:border-left="none" fo:border-right="0.99pt solid #000000" fo:border-top="none"/>
    </style:style>
    <style:style style:name="ce30" style:family="table-cell" style:parent-style-name="Default" style:data-style-name="N11">
      <style:table-cell-properties fo:border-bottom="0.99pt solid #000000" fo:border-left="none" fo:border-right="0.99pt solid #000000" fo:border-top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Tabelle1" table:style-name="ta1">
        <table:shapes>
          <draw:frame draw:z-index="0" draw:style-name="gr1" draw:text-style-name="P1" svg:width="26.469cm" svg:height="23.214cm" svg:x="10.206cm" svg:y="0.771cm">
            <draw:object draw:notify-on-update-of-ranges="Tabelle1.A2:Tabelle1.A60 Tabelle1.B1:Tabelle1.B1 Tabelle1.B2:Tabelle1.B60 Tabelle1.E1:Tabelle1.E1 Tabelle1.E2:Tabelle1.E6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6"/>
        <table:table-column table:style-name="co2" table:default-cell-style-name="Default"/>
        <table:table-column table:style-name="co3" table:default-cell-style-name="ce15"/>
        <table:table-column table:style-name="co4" table:visibility="collapse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until_datetime</text:p>
          </table:table-cell>
          <table:table-cell table:style-name="ce7" office:value-type="string" calcext:value-type="string">
            <text:p>time progress</text:p>
          </table:table-cell>
          <table:table-cell table:style-name="ce13" office:value-type="string" calcext:value-type="string">
            <text:p>on duty?</text:p>
          </table:table-cell>
          <table:table-cell table:style-name="ce19"/>
          <table:table-cell table:style-name="ce26" office:value-type="string" calcext:value-type="string">
            <text:p>task progress</text:p>
          </table:table-cell>
        </table:table-row>
        <table:table-row table:style-name="ro1">
          <table:table-cell table:style-name="ce2" office:value-type="date" office:date-value="2015-07-16T08:00:00" calcext:value-type="date">
            <text:p>16.07.15 08:00</text:p>
          </table:table-cell>
          <table:table-cell table:style-name="ce8" office:value-type="percentage" office:value="0" calcext:value-type="percentage">
            <text:p>0,00%</text:p>
          </table:table-cell>
          <table:table-cell table:style-name="ce14" office:value-type="boolean" office:boolean-value="false" calcext:value-type="boolean">
            <text:p>FALSE</text:p>
          </table:table-cell>
          <table:table-cell table:style-name="ce20" office:value-type="time" office:time-value="PT00H00M00S" calcext:value-type="time">
            <text:p>00:00:00</text:p>
          </table:table-cell>
          <table:table-cell table:style-name="ce27" office:value-type="percentage" office:value="0" calcext:value-type="percentage">
            <text:p>0,00%</text:p>
          </table:table-cell>
        </table:table-row>
        <table:table-row table:style-name="ro1">
          <table:table-cell table:style-name="ce3" office:value-type="date" office:date-value="2015-07-16T09:00:00" calcext:value-type="date">
            <text:p>16.07.15 09:00</text:p>
          </table:table-cell>
          <table:table-cell table:style-name="ce9" table:formula="of:=([.A3]-[.$A$2])/[.$A$61]" office:value-type="percentage" office:value="0.0172413793093586" calcext:value-type="percentage">
            <text:p>1,72%</text:p>
          </table:table-cell>
          <table:table-cell office:value-type="boolean" office:boolean-value="true" calcext:value-type="boolean">
            <text:p>TRUE</text:p>
          </table:table-cell>
          <table:table-cell table:style-name="ce21" table:formula="of:=IF([.C3]&gt;0;[.A3]-[.A2];0)" office:value-type="time" office:time-value="PT00H59M59.99999979S" calcext:value-type="time">
            <text:p>01:00:00</text:p>
          </table:table-cell>
          <table:table-cell table:style-name="ce28" table:formula="of:=SUM([.$D$2:.D3])/[.$D$61]" office:value-type="percentage" office:value="0.0399999999974838" calcext:value-type="percentage">
            <text:p>4,00%</text:p>
          </table:table-cell>
        </table:table-row>
        <table:table-row table:style-name="ro1">
          <table:table-cell table:style-name="ce3" office:value-type="date" office:date-value="2015-07-16T10:00:00" calcext:value-type="date">
            <text:p>16.07.15 10:00</text:p>
          </table:table-cell>
          <table:table-cell table:style-name="ce9" table:formula="of:=([.A4]-[.$A$2])/[.$A$61]" office:value-type="percentage" office:value="0.0344827586187171" calcext:value-type="percentage">
            <text:p>3,45%</text:p>
          </table:table-cell>
          <table:table-cell office:value-type="boolean" office:boolean-value="true" calcext:value-type="boolean">
            <text:p>TRUE</text:p>
          </table:table-cell>
          <table:table-cell table:style-name="ce21" table:formula="of:=IF([.C4]&gt;0;[.A4]-[.A3];0)" office:value-type="time" office:time-value="PT00H59M59.99999979S" calcext:value-type="time">
            <text:p>01:00:00</text:p>
          </table:table-cell>
          <table:table-cell table:style-name="ce28" table:formula="of:=SUM([.$D$2:.D4])/[.$D$61]" office:value-type="percentage" office:value="0.0799999999949676" calcext:value-type="percentage">
            <text:p>8,00%</text:p>
          </table:table-cell>
        </table:table-row>
        <table:table-row table:style-name="ro1">
          <table:table-cell table:style-name="ce3" office:value-type="date" office:date-value="2015-07-16T11:00:00" calcext:value-type="date">
            <text:p>16.07.15 11:00</text:p>
          </table:table-cell>
          <table:table-cell table:style-name="ce9" table:formula="of:=([.A5]-[.$A$2])/[.$A$61]" office:value-type="percentage" office:value="0.0517241379310864" calcext:value-type="percentage">
            <text:p>5,17%</text:p>
          </table:table-cell>
          <table:table-cell office:value-type="boolean" office:boolean-value="true" calcext:value-type="boolean">
            <text:p>TRUE</text:p>
          </table:table-cell>
          <table:table-cell table:style-name="ce21" table:formula="of:=IF([.C5]&gt;0;[.A5]-[.A4];0)" office:value-type="time" office:time-value="PT01H00M00.000000419S" calcext:value-type="time">
            <text:p>01:00:00</text:p>
          </table:table-cell>
          <table:table-cell table:style-name="ce28" table:formula="of:=SUM([.$D$2:.D5])/[.$D$61]" office:value-type="percentage" office:value="0.11999999999944" calcext:value-type="percentage">
            <text:p>12,00%</text:p>
          </table:table-cell>
        </table:table-row>
        <table:table-row table:style-name="ro1">
          <table:table-cell table:style-name="ce3" office:value-type="date" office:date-value="2015-07-16T12:00:00" calcext:value-type="date">
            <text:p>16.07.15 12:00</text:p>
          </table:table-cell>
          <table:table-cell table:style-name="ce9" table:formula="of:=([.A6]-[.$A$2])/[.$A$61]" office:value-type="percentage" office:value="0.0689655172404449" calcext:value-type="percentage">
            <text:p>6,90%</text:p>
          </table:table-cell>
          <table:table-cell office:value-type="boolean" office:boolean-value="true" calcext:value-type="boolean">
            <text:p>TRUE</text:p>
          </table:table-cell>
          <table:table-cell table:style-name="ce21" table:formula="of:=IF([.C6]&gt;0;[.A6]-[.A5];0)" office:value-type="time" office:time-value="PT00H59M59.99999979S" calcext:value-type="time">
            <text:p>01:00:00</text:p>
          </table:table-cell>
          <table:table-cell table:style-name="ce28" table:formula="of:=SUM([.$D$2:.D6])/[.$D$61]" office:value-type="percentage" office:value="0.159999999996924" calcext:value-type="percentage">
            <text:p>16,00%</text:p>
          </table:table-cell>
        </table:table-row>
        <table:table-row table:style-name="ro1">
          <table:table-cell table:style-name="ce4" office:value-type="date" office:date-value="2015-07-16T13:00:00" calcext:value-type="date">
            <text:p>16.07.15 13:00</text:p>
          </table:table-cell>
          <table:table-cell table:style-name="ce10" table:formula="of:=([.A7]-[.$A$2])/[.$A$61]" office:value-type="percentage" office:value="0.0862068965498035" calcext:value-type="percentage">
            <text:p>8,62%</text:p>
          </table:table-cell>
          <table:table-cell table:style-name="ce16" office:value-type="boolean" office:boolean-value="false" calcext:value-type="boolean">
            <text:p>FALSE</text:p>
          </table:table-cell>
          <table:table-cell table:style-name="ce22" table:formula="of:=IF([.C7]&gt;0;[.A7]-[.A6];0)" office:value-type="time" office:time-value="PT00H00M00S" calcext:value-type="time">
            <text:p>00:00:00</text:p>
          </table:table-cell>
          <table:table-cell table:style-name="ce29" table:formula="of:=SUM([.$D$2:.D7])/[.$D$61]" office:value-type="percentage" office:value="0.159999999996924" calcext:value-type="percentage">
            <text:p>16,00%</text:p>
          </table:table-cell>
        </table:table-row>
        <table:table-row table:style-name="ro1">
          <table:table-cell table:style-name="ce3" office:value-type="date" office:date-value="2015-07-16T14:00:00" calcext:value-type="date">
            <text:p>16.07.15 14:00</text:p>
          </table:table-cell>
          <table:table-cell table:style-name="ce9" table:formula="of:=([.A8]-[.$A$2])/[.$A$61]" office:value-type="percentage" office:value="0.103448275862173" calcext:value-type="percentage">
            <text:p>10,34%</text:p>
          </table:table-cell>
          <table:table-cell office:value-type="boolean" office:boolean-value="true" calcext:value-type="boolean">
            <text:p>TRUE</text:p>
          </table:table-cell>
          <table:table-cell table:style-name="ce21" table:formula="of:=IF([.C8]&gt;0;[.A8]-[.A7];0)" office:value-type="time" office:time-value="PT01H00M00.000000419S" calcext:value-type="time">
            <text:p>01:00:00</text:p>
          </table:table-cell>
          <table:table-cell table:style-name="ce28" table:formula="of:=SUM([.$D$2:.D8])/[.$D$61]" office:value-type="percentage" office:value="0.200000000001397" calcext:value-type="percentage">
            <text:p>20,00%</text:p>
          </table:table-cell>
        </table:table-row>
        <table:table-row table:style-name="ro1">
          <table:table-cell table:style-name="ce3" office:value-type="date" office:date-value="2015-07-16T15:00:00" calcext:value-type="date">
            <text:p>16.07.15 15:00</text:p>
          </table:table-cell>
          <table:table-cell table:style-name="ce9" table:formula="of:=([.A9]-[.$A$2])/[.$A$61]" office:value-type="percentage" office:value="0.120689655171531" calcext:value-type="percentage">
            <text:p>12,07%</text:p>
          </table:table-cell>
          <table:table-cell office:value-type="boolean" office:boolean-value="true" calcext:value-type="boolean">
            <text:p>TRUE</text:p>
          </table:table-cell>
          <table:table-cell table:style-name="ce21" table:formula="of:=IF([.C9]&gt;0;[.A9]-[.A8];0)" office:value-type="time" office:time-value="PT00H59M59.99999979S" calcext:value-type="time">
            <text:p>01:00:00</text:p>
          </table:table-cell>
          <table:table-cell table:style-name="ce28" table:formula="of:=SUM([.$D$2:.D9])/[.$D$61]" office:value-type="percentage" office:value="0.239999999998881" calcext:value-type="percentage">
            <text:p>24,00%</text:p>
          </table:table-cell>
        </table:table-row>
        <table:table-row table:style-name="ro1">
          <table:table-cell table:style-name="ce3" office:value-type="date" office:date-value="2015-07-16T16:00:00" calcext:value-type="date">
            <text:p>16.07.15 16:00</text:p>
          </table:table-cell>
          <table:table-cell table:style-name="ce9" table:formula="of:=([.A10]-[.$A$2])/[.$A$61]" office:value-type="percentage" office:value="0.13793103448089" calcext:value-type="percentage">
            <text:p>13,79%</text:p>
          </table:table-cell>
          <table:table-cell office:value-type="boolean" office:boolean-value="true" calcext:value-type="boolean">
            <text:p>TRUE</text:p>
          </table:table-cell>
          <table:table-cell table:style-name="ce21" table:formula="of:=IF([.C10]&gt;0;[.A10]-[.A9];0)" office:value-type="time" office:time-value="PT00H59M59.99999979S" calcext:value-type="time">
            <text:p>01:00:00</text:p>
          </table:table-cell>
          <table:table-cell table:style-name="ce28" table:formula="of:=SUM([.$D$2:.D10])/[.$D$61]" office:value-type="percentage" office:value="0.279999999996364" calcext:value-type="percentage">
            <text:p>28,00%</text:p>
          </table:table-cell>
        </table:table-row>
        <table:table-row table:style-name="ro1">
          <table:table-cell table:style-name="ce3" office:value-type="date" office:date-value="2015-07-16T17:00:00" calcext:value-type="date">
            <text:p>16.07.15 17:00</text:p>
          </table:table-cell>
          <table:table-cell table:style-name="ce9" table:formula="of:=([.A11]-[.$A$2])/[.$A$61]" office:value-type="percentage" office:value="0.155172413793259" calcext:value-type="percentage">
            <text:p>15,52%</text:p>
          </table:table-cell>
          <table:table-cell office:value-type="boolean" office:boolean-value="true" calcext:value-type="boolean">
            <text:p>TRUE</text:p>
          </table:table-cell>
          <table:table-cell table:style-name="ce21" table:formula="of:=IF([.C11]&gt;0;[.A11]-[.A10];0)" office:value-type="time" office:time-value="PT01H00M00.000000419S" calcext:value-type="time">
            <text:p>01:00:00</text:p>
          </table:table-cell>
          <table:table-cell table:style-name="ce28" table:formula="of:=SUM([.$D$2:.D11])/[.$D$61]" office:value-type="percentage" office:value="0.320000000000837" calcext:value-type="percentage">
            <text:p>32,00%</text:p>
          </table:table-cell>
        </table:table-row>
        <table:table-row table:style-name="ro1">
          <table:table-cell table:style-name="ce4" office:value-type="date" office:date-value="2015-07-16T18:00:00" calcext:value-type="date">
            <text:p>16.07.15 18:00</text:p>
          </table:table-cell>
          <table:table-cell table:style-name="ce10" table:formula="of:=([.A12]-[.$A$2])/[.$A$61]" office:value-type="percentage" office:value="0.172413793102618" calcext:value-type="percentage">
            <text:p>17,24%</text:p>
          </table:table-cell>
          <table:table-cell table:style-name="ce16" office:value-type="boolean" office:boolean-value="false" calcext:value-type="boolean">
            <text:p>FALSE</text:p>
          </table:table-cell>
          <table:table-cell table:style-name="ce22" table:formula="of:=IF([.C12]&gt;0;[.A12]-[.A11];0)" office:value-type="time" office:time-value="PT00H00M00S" calcext:value-type="time">
            <text:p>00:00:00</text:p>
          </table:table-cell>
          <table:table-cell table:style-name="ce29" table:formula="of:=SUM([.$D$2:.D12])/[.$D$61]" office:value-type="percentage" office:value="0.320000000000837" calcext:value-type="percentage">
            <text:p>32,00%</text:p>
          </table:table-cell>
        </table:table-row>
        <table:table-row table:style-name="ro1">
          <table:table-cell table:style-name="ce4" office:value-type="date" office:date-value="2015-07-16T19:00:00" calcext:value-type="date">
            <text:p>16.07.15 19:00</text:p>
          </table:table-cell>
          <table:table-cell table:style-name="ce10" table:formula="of:=([.A13]-[.$A$2])/[.$A$61]" office:value-type="percentage" office:value="0.189655172411976" calcext:value-type="percentage">
            <text:p>18,97%</text:p>
          </table:table-cell>
          <table:table-cell table:style-name="ce16" office:value-type="boolean" office:boolean-value="false" calcext:value-type="boolean">
            <text:p>FALSE</text:p>
          </table:table-cell>
          <table:table-cell table:style-name="ce22" table:formula="of:=IF([.C13]&gt;0;[.A13]-[.A12];0)" office:value-type="time" office:time-value="PT00H00M00S" calcext:value-type="time">
            <text:p>00:00:00</text:p>
          </table:table-cell>
          <table:table-cell table:style-name="ce29" table:formula="of:=SUM([.$D$2:.D13])/[.$D$61]" office:value-type="percentage" office:value="0.320000000000837" calcext:value-type="percentage">
            <text:p>32,00%</text:p>
          </table:table-cell>
        </table:table-row>
        <table:table-row table:style-name="ro1">
          <table:table-cell table:style-name="ce4" office:value-type="date" office:date-value="2015-07-16T20:00:00" calcext:value-type="date">
            <text:p>16.07.15 20:00</text:p>
          </table:table-cell>
          <table:table-cell table:style-name="ce10" table:formula="of:=([.A14]-[.$A$2])/[.$A$61]" office:value-type="percentage" office:value="0.206896551724346" calcext:value-type="percentage">
            <text:p>20,69%</text:p>
          </table:table-cell>
          <table:table-cell table:style-name="ce16" office:value-type="boolean" office:boolean-value="false" calcext:value-type="boolean">
            <text:p>FALSE</text:p>
          </table:table-cell>
          <table:table-cell table:style-name="ce22" table:formula="of:=IF([.C14]&gt;0;[.A14]-[.A13];0)" office:value-type="time" office:time-value="PT00H00M00S" calcext:value-type="time">
            <text:p>00:00:00</text:p>
          </table:table-cell>
          <table:table-cell table:style-name="ce29" table:formula="of:=SUM([.$D$2:.D14])/[.$D$61]" office:value-type="percentage" office:value="0.320000000000837" calcext:value-type="percentage">
            <text:p>32,00%</text:p>
          </table:table-cell>
        </table:table-row>
        <table:table-row table:style-name="ro1">
          <table:table-cell table:style-name="ce4" office:value-type="date" office:date-value="2015-07-16T21:00:00" calcext:value-type="date">
            <text:p>16.07.15 21:00</text:p>
          </table:table-cell>
          <table:table-cell table:style-name="ce10" table:formula="of:=([.A15]-[.$A$2])/[.$A$61]" office:value-type="percentage" office:value="0.224137931033704" calcext:value-type="percentage">
            <text:p>22,41%</text:p>
          </table:table-cell>
          <table:table-cell table:style-name="ce16" office:value-type="boolean" office:boolean-value="false" calcext:value-type="boolean">
            <text:p>FALSE</text:p>
          </table:table-cell>
          <table:table-cell table:style-name="ce22" table:formula="of:=IF([.C15]&gt;0;[.A15]-[.A14];0)" office:value-type="time" office:time-value="PT00H00M00S" calcext:value-type="time">
            <text:p>00:00:00</text:p>
          </table:table-cell>
          <table:table-cell table:style-name="ce29" table:formula="of:=SUM([.$D$2:.D15])/[.$D$61]" office:value-type="percentage" office:value="0.320000000000837" calcext:value-type="percentage">
            <text:p>32,00%</text:p>
          </table:table-cell>
        </table:table-row>
        <table:table-row table:style-name="ro1">
          <table:table-cell table:style-name="ce4" office:value-type="date" office:date-value="2015-07-16T22:00:00" calcext:value-type="date">
            <text:p>16.07.15 22:00</text:p>
          </table:table-cell>
          <table:table-cell table:style-name="ce10" table:formula="of:=([.A16]-[.$A$2])/[.$A$61]" office:value-type="percentage" office:value="0.241379310343063" calcext:value-type="percentage">
            <text:p>24,14%</text:p>
          </table:table-cell>
          <table:table-cell table:style-name="ce16" office:value-type="boolean" office:boolean-value="false" calcext:value-type="boolean">
            <text:p>FALSE</text:p>
          </table:table-cell>
          <table:table-cell table:style-name="ce22" table:formula="of:=IF([.C16]&gt;0;[.A16]-[.A15];0)" office:value-type="time" office:time-value="PT00H00M00S" calcext:value-type="time">
            <text:p>00:00:00</text:p>
          </table:table-cell>
          <table:table-cell table:style-name="ce29" table:formula="of:=SUM([.$D$2:.D16])/[.$D$61]" office:value-type="percentage" office:value="0.320000000000837" calcext:value-type="percentage">
            <text:p>32,00%</text:p>
          </table:table-cell>
        </table:table-row>
        <table:table-row table:style-name="ro1">
          <table:table-cell table:style-name="ce4" office:value-type="date" office:date-value="2015-07-16T23:00:00" calcext:value-type="date">
            <text:p>16.07.15 23:00</text:p>
          </table:table-cell>
          <table:table-cell table:style-name="ce10" table:formula="of:=([.A17]-[.$A$2])/[.$A$61]" office:value-type="percentage" office:value="0.258620689655432" calcext:value-type="percentage">
            <text:p>25,86%</text:p>
          </table:table-cell>
          <table:table-cell table:style-name="ce16" office:value-type="boolean" office:boolean-value="false" calcext:value-type="boolean">
            <text:p>FALSE</text:p>
          </table:table-cell>
          <table:table-cell table:style-name="ce22" table:formula="of:=IF([.C17]&gt;0;[.A17]-[.A16];0)" office:value-type="time" office:time-value="PT00H00M00S" calcext:value-type="time">
            <text:p>00:00:00</text:p>
          </table:table-cell>
          <table:table-cell table:style-name="ce29" table:formula="of:=SUM([.$D$2:.D17])/[.$D$61]" office:value-type="percentage" office:value="0.320000000000837" calcext:value-type="percentage">
            <text:p>32,00%</text:p>
          </table:table-cell>
        </table:table-row>
        <table:table-row table:style-name="ro1">
          <table:table-cell table:style-name="ce4" office:value-type="date" office:date-value="2015-07-17" calcext:value-type="date">
            <text:p>17.07.15 00:00</text:p>
          </table:table-cell>
          <table:table-cell table:style-name="ce11" table:formula="of:=([.A18]-[.$A$2])/[.$A$61]" office:value-type="percentage" office:value="0.27586206896479" calcext:value-type="percentage">
            <text:p>27,59%</text:p>
          </table:table-cell>
          <table:table-cell table:style-name="ce17" office:value-type="boolean" office:boolean-value="false" calcext:value-type="boolean">
            <text:p>FALSE</text:p>
          </table:table-cell>
          <table:table-cell table:style-name="ce23" table:formula="of:=IF([.C18]&gt;0;[.A18]-[.A17];0)" office:value-type="time" office:time-value="PT00H00M00S" calcext:value-type="time">
            <text:p>00:00:00</text:p>
          </table:table-cell>
          <table:table-cell table:style-name="ce29" table:formula="of:=SUM([.$D$2:.D18])/[.$D$61]" office:value-type="percentage" office:value="0.320000000000837" calcext:value-type="percentage">
            <text:p>32,00%</text:p>
          </table:table-cell>
        </table:table-row>
        <table:table-row table:style-name="ro1">
          <table:table-cell table:style-name="ce4" office:value-type="date" office:date-value="2015-07-17T01:00:00" calcext:value-type="date">
            <text:p>17.07.15 01:00</text:p>
          </table:table-cell>
          <table:table-cell table:style-name="ce10" table:formula="of:=([.A19]-[.$A$2])/[.$A$61]" office:value-type="percentage" office:value="0.293103448274149" calcext:value-type="percentage">
            <text:p>29,31%</text:p>
          </table:table-cell>
          <table:table-cell table:style-name="ce16" office:value-type="boolean" office:boolean-value="false" calcext:value-type="boolean">
            <text:p>FALSE</text:p>
          </table:table-cell>
          <table:table-cell table:style-name="ce22" table:formula="of:=IF([.C19]&gt;0;[.A19]-[.A18];0)" office:value-type="time" office:time-value="PT00H00M00S" calcext:value-type="time">
            <text:p>00:00:00</text:p>
          </table:table-cell>
          <table:table-cell table:style-name="ce29" table:formula="of:=SUM([.$D$2:.D19])/[.$D$61]" office:value-type="percentage" office:value="0.320000000000837" calcext:value-type="percentage">
            <text:p>32,00%</text:p>
          </table:table-cell>
        </table:table-row>
        <table:table-row table:style-name="ro1">
          <table:table-cell table:style-name="ce4" office:value-type="date" office:date-value="2015-07-17T02:00:00" calcext:value-type="date">
            <text:p>17.07.15 02:00</text:p>
          </table:table-cell>
          <table:table-cell table:style-name="ce10" table:formula="of:=([.A20]-[.$A$2])/[.$A$61]" office:value-type="percentage" office:value="0.310344827586518" calcext:value-type="percentage">
            <text:p>31,03%</text:p>
          </table:table-cell>
          <table:table-cell table:style-name="ce16" office:value-type="boolean" office:boolean-value="false" calcext:value-type="boolean">
            <text:p>FALSE</text:p>
          </table:table-cell>
          <table:table-cell table:style-name="ce22" table:formula="of:=IF([.C20]&gt;0;[.A20]-[.A19];0)" office:value-type="time" office:time-value="PT00H00M00S" calcext:value-type="time">
            <text:p>00:00:00</text:p>
          </table:table-cell>
          <table:table-cell table:style-name="ce29" table:formula="of:=SUM([.$D$2:.D20])/[.$D$61]" office:value-type="percentage" office:value="0.320000000000837" calcext:value-type="percentage">
            <text:p>32,00%</text:p>
          </table:table-cell>
        </table:table-row>
        <table:table-row table:style-name="ro1">
          <table:table-cell table:style-name="ce4" office:value-type="date" office:date-value="2015-07-17T03:00:00" calcext:value-type="date">
            <text:p>17.07.15 03:00</text:p>
          </table:table-cell>
          <table:table-cell table:style-name="ce10" table:formula="of:=([.A21]-[.$A$2])/[.$A$61]" office:value-type="percentage" office:value="0.327586206895877" calcext:value-type="percentage">
            <text:p>32,76%</text:p>
          </table:table-cell>
          <table:table-cell table:style-name="ce16" office:value-type="boolean" office:boolean-value="false" calcext:value-type="boolean">
            <text:p>FALSE</text:p>
          </table:table-cell>
          <table:table-cell table:style-name="ce22" table:formula="of:=IF([.C21]&gt;0;[.A21]-[.A20];0)" office:value-type="time" office:time-value="PT00H00M00S" calcext:value-type="time">
            <text:p>00:00:00</text:p>
          </table:table-cell>
          <table:table-cell table:style-name="ce29" table:formula="of:=SUM([.$D$2:.D21])/[.$D$61]" office:value-type="percentage" office:value="0.320000000000837" calcext:value-type="percentage">
            <text:p>32,00%</text:p>
          </table:table-cell>
        </table:table-row>
        <table:table-row table:style-name="ro1">
          <table:table-cell table:style-name="ce4" office:value-type="date" office:date-value="2015-07-17T04:00:00" calcext:value-type="date">
            <text:p>17.07.15 04:00</text:p>
          </table:table-cell>
          <table:table-cell table:style-name="ce10" table:formula="of:=([.A22]-[.$A$2])/[.$A$61]" office:value-type="percentage" office:value="0.344827586205235" calcext:value-type="percentage">
            <text:p>34,48%</text:p>
          </table:table-cell>
          <table:table-cell table:style-name="ce16" office:value-type="boolean" office:boolean-value="false" calcext:value-type="boolean">
            <text:p>FALSE</text:p>
          </table:table-cell>
          <table:table-cell table:style-name="ce22" table:formula="of:=IF([.C22]&gt;0;[.A22]-[.A21];0)" office:value-type="time" office:time-value="PT00H00M00S" calcext:value-type="time">
            <text:p>00:00:00</text:p>
          </table:table-cell>
          <table:table-cell table:style-name="ce29" table:formula="of:=SUM([.$D$2:.D22])/[.$D$61]" office:value-type="percentage" office:value="0.320000000000837" calcext:value-type="percentage">
            <text:p>32,00%</text:p>
          </table:table-cell>
        </table:table-row>
        <table:table-row table:style-name="ro1">
          <table:table-cell table:style-name="ce4" office:value-type="date" office:date-value="2015-07-17T05:00:00" calcext:value-type="date">
            <text:p>17.07.15 05:00</text:p>
          </table:table-cell>
          <table:table-cell table:style-name="ce10" table:formula="of:=([.A23]-[.$A$2])/[.$A$61]" office:value-type="percentage" office:value="0.362068965517605" calcext:value-type="percentage">
            <text:p>36,21%</text:p>
          </table:table-cell>
          <table:table-cell table:style-name="ce16" office:value-type="boolean" office:boolean-value="false" calcext:value-type="boolean">
            <text:p>FALSE</text:p>
          </table:table-cell>
          <table:table-cell table:style-name="ce22" table:formula="of:=IF([.C23]&gt;0;[.A23]-[.A22];0)" office:value-type="time" office:time-value="PT00H00M00S" calcext:value-type="time">
            <text:p>00:00:00</text:p>
          </table:table-cell>
          <table:table-cell table:style-name="ce29" table:formula="of:=SUM([.$D$2:.D23])/[.$D$61]" office:value-type="percentage" office:value="0.320000000000837" calcext:value-type="percentage">
            <text:p>32,00%</text:p>
          </table:table-cell>
        </table:table-row>
        <table:table-row table:style-name="ro1">
          <table:table-cell table:style-name="ce4" office:value-type="date" office:date-value="2015-07-17T06:00:00" calcext:value-type="date">
            <text:p>17.07.15 06:00</text:p>
          </table:table-cell>
          <table:table-cell table:style-name="ce10" table:formula="of:=([.A24]-[.$A$2])/[.$A$61]" office:value-type="percentage" office:value="0.379310344826963" calcext:value-type="percentage">
            <text:p>37,93%</text:p>
          </table:table-cell>
          <table:table-cell table:style-name="ce16" office:value-type="boolean" office:boolean-value="false" calcext:value-type="boolean">
            <text:p>FALSE</text:p>
          </table:table-cell>
          <table:table-cell table:style-name="ce22" table:formula="of:=IF([.C24]&gt;0;[.A24]-[.A23];0)" office:value-type="time" office:time-value="PT00H00M00S" calcext:value-type="time">
            <text:p>00:00:00</text:p>
          </table:table-cell>
          <table:table-cell table:style-name="ce29" table:formula="of:=SUM([.$D$2:.D24])/[.$D$61]" office:value-type="percentage" office:value="0.320000000000837" calcext:value-type="percentage">
            <text:p>32,00%</text:p>
          </table:table-cell>
        </table:table-row>
        <table:table-row table:style-name="ro1">
          <table:table-cell table:style-name="ce4" office:value-type="date" office:date-value="2015-07-17T07:00:00" calcext:value-type="date">
            <text:p>17.07.15 07:00</text:p>
          </table:table-cell>
          <table:table-cell table:style-name="ce10" table:formula="of:=([.A25]-[.$A$2])/[.$A$61]" office:value-type="percentage" office:value="0.396551724136322" calcext:value-type="percentage">
            <text:p>39,66%</text:p>
          </table:table-cell>
          <table:table-cell table:style-name="ce16" office:value-type="boolean" office:boolean-value="false" calcext:value-type="boolean">
            <text:p>FALSE</text:p>
          </table:table-cell>
          <table:table-cell table:style-name="ce22" table:formula="of:=IF([.C25]&gt;0;[.A25]-[.A24];0)" office:value-type="time" office:time-value="PT00H00M00S" calcext:value-type="time">
            <text:p>00:00:00</text:p>
          </table:table-cell>
          <table:table-cell table:style-name="ce29" table:formula="of:=SUM([.$D$2:.D25])/[.$D$61]" office:value-type="percentage" office:value="0.320000000000837" calcext:value-type="percentage">
            <text:p>32,00%</text:p>
          </table:table-cell>
        </table:table-row>
        <table:table-row table:style-name="ro1">
          <table:table-cell table:style-name="ce4" office:value-type="date" office:date-value="2015-07-17T08:00:00" calcext:value-type="date">
            <text:p>17.07.15 08:00</text:p>
          </table:table-cell>
          <table:table-cell table:style-name="ce10" table:formula="of:=([.A26]-[.$A$2])/[.$A$61]" office:value-type="percentage" office:value="0.413793103448691" calcext:value-type="percentage">
            <text:p>41,38%</text:p>
          </table:table-cell>
          <table:table-cell table:style-name="ce16" office:value-type="boolean" office:boolean-value="false" calcext:value-type="boolean">
            <text:p>FALSE</text:p>
          </table:table-cell>
          <table:table-cell table:style-name="ce22" table:formula="of:=IF([.C26]&gt;0;[.A26]-[.A25];0)" office:value-type="time" office:time-value="PT00H00M00S" calcext:value-type="time">
            <text:p>00:00:00</text:p>
          </table:table-cell>
          <table:table-cell table:style-name="ce29" table:formula="of:=SUM([.$D$2:.D26])/[.$D$61]" office:value-type="percentage" office:value="0.320000000000837" calcext:value-type="percentage">
            <text:p>32,00%</text:p>
          </table:table-cell>
        </table:table-row>
        <table:table-row table:style-name="ro1">
          <table:table-cell table:style-name="ce3" office:value-type="date" office:date-value="2015-07-17T09:00:00" calcext:value-type="date">
            <text:p>17.07.15 09:00</text:p>
          </table:table-cell>
          <table:table-cell table:style-name="ce9" table:formula="of:=([.A27]-[.$A$2])/[.$A$61]" office:value-type="percentage" office:value="0.43103448275805" calcext:value-type="percentage">
            <text:p>43,10%</text:p>
          </table:table-cell>
          <table:table-cell office:value-type="boolean" office:boolean-value="true" calcext:value-type="boolean">
            <text:p>TRUE</text:p>
          </table:table-cell>
          <table:table-cell table:style-name="ce21" table:formula="of:=IF([.C27]&gt;0;[.A27]-[.A26];0)" office:value-type="time" office:time-value="PT00H59M59.99999979S" calcext:value-type="time">
            <text:p>01:00:00</text:p>
          </table:table-cell>
          <table:table-cell table:style-name="ce28" table:formula="of:=SUM([.$D$2:.D27])/[.$D$61]" office:value-type="percentage" office:value="0.359999999998321" calcext:value-type="percentage">
            <text:p>36,00%</text:p>
          </table:table-cell>
        </table:table-row>
        <table:table-row table:style-name="ro1">
          <table:table-cell table:style-name="ce3" office:value-type="date" office:date-value="2015-07-17T10:00:00" calcext:value-type="date">
            <text:p>17.07.15 10:00</text:p>
          </table:table-cell>
          <table:table-cell table:style-name="ce9" table:formula="of:=([.A28]-[.$A$2])/[.$A$61]" office:value-type="percentage" office:value="0.448275862067408" calcext:value-type="percentage">
            <text:p>44,83%</text:p>
          </table:table-cell>
          <table:table-cell office:value-type="boolean" office:boolean-value="true" calcext:value-type="boolean">
            <text:p>TRUE</text:p>
          </table:table-cell>
          <table:table-cell table:style-name="ce21" table:formula="of:=IF([.C28]&gt;0;[.A28]-[.A27];0)" office:value-type="time" office:time-value="PT00H59M59.99999979S" calcext:value-type="time">
            <text:p>01:00:00</text:p>
          </table:table-cell>
          <table:table-cell table:style-name="ce28" table:formula="of:=SUM([.$D$2:.D28])/[.$D$61]" office:value-type="percentage" office:value="0.399999999995805" calcext:value-type="percentage">
            <text:p>40,00%</text:p>
          </table:table-cell>
        </table:table-row>
        <table:table-row table:style-name="ro1">
          <table:table-cell table:style-name="ce3" office:value-type="date" office:date-value="2015-07-17T11:00:00" calcext:value-type="date">
            <text:p>17.07.15 11:00</text:p>
          </table:table-cell>
          <table:table-cell table:style-name="ce9" table:formula="of:=([.A29]-[.$A$2])/[.$A$61]" office:value-type="percentage" office:value="0.465517241379778" calcext:value-type="percentage">
            <text:p>46,55%</text:p>
          </table:table-cell>
          <table:table-cell office:value-type="boolean" office:boolean-value="true" calcext:value-type="boolean">
            <text:p>TRUE</text:p>
          </table:table-cell>
          <table:table-cell table:style-name="ce21" table:formula="of:=IF([.C29]&gt;0;[.A29]-[.A28];0)" office:value-type="time" office:time-value="PT01H00M00.000000419S" calcext:value-type="time">
            <text:p>01:00:00</text:p>
          </table:table-cell>
          <table:table-cell table:style-name="ce28" table:formula="of:=SUM([.$D$2:.D29])/[.$D$61]" office:value-type="percentage" office:value="0.440000000000277" calcext:value-type="percentage">
            <text:p>44,00%</text:p>
          </table:table-cell>
        </table:table-row>
        <table:table-row table:style-name="ro1">
          <table:table-cell table:style-name="ce3" office:value-type="date" office:date-value="2015-07-17T12:00:00" calcext:value-type="date">
            <text:p>17.07.15 12:00</text:p>
          </table:table-cell>
          <table:table-cell table:style-name="ce9" table:formula="of:=([.A30]-[.$A$2])/[.$A$61]" office:value-type="percentage" office:value="0.482758620689136" calcext:value-type="percentage">
            <text:p>48,28%</text:p>
          </table:table-cell>
          <table:table-cell office:value-type="boolean" office:boolean-value="true" calcext:value-type="boolean">
            <text:p>TRUE</text:p>
          </table:table-cell>
          <table:table-cell table:style-name="ce21" table:formula="of:=IF([.C30]&gt;0;[.A30]-[.A29];0)" office:value-type="time" office:time-value="PT00H59M59.99999979S" calcext:value-type="time">
            <text:p>01:00:00</text:p>
          </table:table-cell>
          <table:table-cell table:style-name="ce28" table:formula="of:=SUM([.$D$2:.D30])/[.$D$61]" office:value-type="percentage" office:value="0.479999999997761" calcext:value-type="percentage">
            <text:p>48,00%</text:p>
          </table:table-cell>
        </table:table-row>
        <table:table-row table:style-name="ro1">
          <table:table-cell table:style-name="ce4" office:value-type="date" office:date-value="2015-07-17T13:00:00" calcext:value-type="date">
            <text:p>17.07.15 13:00</text:p>
          </table:table-cell>
          <table:table-cell table:style-name="ce10" table:formula="of:=([.A31]-[.$A$2])/[.$A$61]" office:value-type="percentage" office:value="0.499999999998495" calcext:value-type="percentage">
            <text:p>50,00%</text:p>
          </table:table-cell>
          <table:table-cell table:style-name="ce16" office:value-type="boolean" office:boolean-value="false" calcext:value-type="boolean">
            <text:p>FALSE</text:p>
          </table:table-cell>
          <table:table-cell table:style-name="ce22" table:formula="of:=IF([.C31]&gt;0;[.A31]-[.A30];0)" office:value-type="time" office:time-value="PT00H00M00S" calcext:value-type="time">
            <text:p>00:00:00</text:p>
          </table:table-cell>
          <table:table-cell table:style-name="ce29" table:formula="of:=SUM([.$D$2:.D31])/[.$D$61]" office:value-type="percentage" office:value="0.479999999997761" calcext:value-type="percentage">
            <text:p>48,00%</text:p>
          </table:table-cell>
        </table:table-row>
        <table:table-row table:style-name="ro1">
          <table:table-cell table:style-name="ce3" office:value-type="date" office:date-value="2015-07-17T14:00:00" calcext:value-type="date">
            <text:p>17.07.15 14:00</text:p>
          </table:table-cell>
          <table:table-cell table:style-name="ce9" table:formula="of:=([.A32]-[.$A$2])/[.$A$61]" office:value-type="percentage" office:value="0.517241379310864" calcext:value-type="percentage">
            <text:p>51,72%</text:p>
          </table:table-cell>
          <table:table-cell office:value-type="boolean" office:boolean-value="true" calcext:value-type="boolean">
            <text:p>TRUE</text:p>
          </table:table-cell>
          <table:table-cell table:style-name="ce21" table:formula="of:=IF([.C32]&gt;0;[.A32]-[.A31];0)" office:value-type="time" office:time-value="PT01H00M00.000000419S" calcext:value-type="time">
            <text:p>01:00:00</text:p>
          </table:table-cell>
          <table:table-cell table:style-name="ce28" table:formula="of:=SUM([.$D$2:.D32])/[.$D$61]" office:value-type="percentage" office:value="0.520000000002234" calcext:value-type="percentage">
            <text:p>52,00%</text:p>
          </table:table-cell>
        </table:table-row>
        <table:table-row table:style-name="ro1">
          <table:table-cell table:style-name="ce3" office:value-type="date" office:date-value="2015-07-17T15:00:00" calcext:value-type="date">
            <text:p>17.07.15 15:00</text:p>
          </table:table-cell>
          <table:table-cell table:style-name="ce9" table:formula="of:=([.A33]-[.$A$2])/[.$A$61]" office:value-type="percentage" office:value="0.534482758620222" calcext:value-type="percentage">
            <text:p>53,45%</text:p>
          </table:table-cell>
          <table:table-cell office:value-type="boolean" office:boolean-value="true" calcext:value-type="boolean">
            <text:p>TRUE</text:p>
          </table:table-cell>
          <table:table-cell table:style-name="ce21" table:formula="of:=IF([.C33]&gt;0;[.A33]-[.A32];0)" office:value-type="time" office:time-value="PT00H59M59.99999979S" calcext:value-type="time">
            <text:p>01:00:00</text:p>
          </table:table-cell>
          <table:table-cell table:style-name="ce28" table:formula="of:=SUM([.$D$2:.D33])/[.$D$61]" office:value-type="percentage" office:value="0.559999999999718" calcext:value-type="percentage">
            <text:p>56,00%</text:p>
          </table:table-cell>
        </table:table-row>
        <table:table-row table:style-name="ro1">
          <table:table-cell table:style-name="ce3" office:value-type="date" office:date-value="2015-07-17T16:00:00" calcext:value-type="date">
            <text:p>17.07.15 16:00</text:p>
          </table:table-cell>
          <table:table-cell table:style-name="ce9" table:formula="of:=([.A34]-[.$A$2])/[.$A$61]" office:value-type="percentage" office:value="0.551724137929581" calcext:value-type="percentage">
            <text:p>55,17%</text:p>
          </table:table-cell>
          <table:table-cell office:value-type="boolean" office:boolean-value="true" calcext:value-type="boolean">
            <text:p>TRUE</text:p>
          </table:table-cell>
          <table:table-cell table:style-name="ce21" table:formula="of:=IF([.C34]&gt;0;[.A34]-[.A33];0)" office:value-type="time" office:time-value="PT00H59M59.99999979S" calcext:value-type="time">
            <text:p>01:00:00</text:p>
          </table:table-cell>
          <table:table-cell table:style-name="ce28" table:formula="of:=SUM([.$D$2:.D34])/[.$D$61]" office:value-type="percentage" office:value="0.599999999997201" calcext:value-type="percentage">
            <text:p>60,00%</text:p>
          </table:table-cell>
        </table:table-row>
        <table:table-row table:style-name="ro1">
          <table:table-cell table:style-name="ce3" office:value-type="date" office:date-value="2015-07-17T17:00:00" calcext:value-type="date">
            <text:p>17.07.15 17:00</text:p>
          </table:table-cell>
          <table:table-cell table:style-name="ce9" table:formula="of:=([.A35]-[.$A$2])/[.$A$61]" office:value-type="percentage" office:value="0.56896551724195" calcext:value-type="percentage">
            <text:p>56,90%</text:p>
          </table:table-cell>
          <table:table-cell office:value-type="boolean" office:boolean-value="true" calcext:value-type="boolean">
            <text:p>TRUE</text:p>
          </table:table-cell>
          <table:table-cell table:style-name="ce21" table:formula="of:=IF([.C35]&gt;0;[.A35]-[.A34];0)" office:value-type="time" office:time-value="PT01H00M00.000000419S" calcext:value-type="time">
            <text:p>01:00:00</text:p>
          </table:table-cell>
          <table:table-cell table:style-name="ce28" table:formula="of:=SUM([.$D$2:.D35])/[.$D$61]" office:value-type="percentage" office:value="0.640000000001674" calcext:value-type="percentage">
            <text:p>64,00%</text:p>
          </table:table-cell>
        </table:table-row>
        <table:table-row table:style-name="ro1">
          <table:table-cell table:style-name="ce4" office:value-type="date" office:date-value="2015-07-17T18:00:00" calcext:value-type="date">
            <text:p>17.07.15 18:00</text:p>
          </table:table-cell>
          <table:table-cell table:style-name="ce10" table:formula="of:=([.A36]-[.$A$2])/[.$A$61]" office:value-type="percentage" office:value="0.586206896551309" calcext:value-type="percentage">
            <text:p>58,62%</text:p>
          </table:table-cell>
          <table:table-cell table:style-name="ce16" office:value-type="boolean" office:boolean-value="false" calcext:value-type="boolean">
            <text:p>FALSE</text:p>
          </table:table-cell>
          <table:table-cell table:style-name="ce22" table:formula="of:=IF([.C36]&gt;0;[.A36]-[.A35];0)" office:value-type="time" office:time-value="PT00H00M00S" calcext:value-type="time">
            <text:p>00:00:00</text:p>
          </table:table-cell>
          <table:table-cell table:style-name="ce29" table:formula="of:=SUM([.$D$2:.D36])/[.$D$61]" office:value-type="percentage" office:value="0.640000000001674" calcext:value-type="percentage">
            <text:p>64,00%</text:p>
          </table:table-cell>
        </table:table-row>
        <table:table-row table:style-name="ro1">
          <table:table-cell table:style-name="ce4" office:value-type="date" office:date-value="2015-07-17T19:00:00" calcext:value-type="date">
            <text:p>17.07.15 19:00</text:p>
          </table:table-cell>
          <table:table-cell table:style-name="ce10" table:formula="of:=([.A37]-[.$A$2])/[.$A$61]" office:value-type="percentage" office:value="0.603448275860667" calcext:value-type="percentage">
            <text:p>60,34%</text:p>
          </table:table-cell>
          <table:table-cell table:style-name="ce16" office:value-type="boolean" office:boolean-value="false" calcext:value-type="boolean">
            <text:p>FALSE</text:p>
          </table:table-cell>
          <table:table-cell table:style-name="ce22" table:formula="of:=IF([.C37]&gt;0;[.A37]-[.A36];0)" office:value-type="time" office:time-value="PT00H00M00S" calcext:value-type="time">
            <text:p>00:00:00</text:p>
          </table:table-cell>
          <table:table-cell table:style-name="ce29" table:formula="of:=SUM([.$D$2:.D37])/[.$D$61]" office:value-type="percentage" office:value="0.640000000001674" calcext:value-type="percentage">
            <text:p>64,00%</text:p>
          </table:table-cell>
        </table:table-row>
        <table:table-row table:style-name="ro1">
          <table:table-cell table:style-name="ce4" office:value-type="date" office:date-value="2015-07-17T20:00:00" calcext:value-type="date">
            <text:p>17.07.15 20:00</text:p>
          </table:table-cell>
          <table:table-cell table:style-name="ce10" table:formula="of:=([.A38]-[.$A$2])/[.$A$61]" office:value-type="percentage" office:value="0.620689655173037" calcext:value-type="percentage">
            <text:p>62,07%</text:p>
          </table:table-cell>
          <table:table-cell table:style-name="ce16" office:value-type="boolean" office:boolean-value="false" calcext:value-type="boolean">
            <text:p>FALSE</text:p>
          </table:table-cell>
          <table:table-cell table:style-name="ce22" table:formula="of:=IF([.C38]&gt;0;[.A38]-[.A37];0)" office:value-type="time" office:time-value="PT00H00M00S" calcext:value-type="time">
            <text:p>00:00:00</text:p>
          </table:table-cell>
          <table:table-cell table:style-name="ce29" table:formula="of:=SUM([.$D$2:.D38])/[.$D$61]" office:value-type="percentage" office:value="0.640000000001674" calcext:value-type="percentage">
            <text:p>64,00%</text:p>
          </table:table-cell>
        </table:table-row>
        <table:table-row table:style-name="ro1">
          <table:table-cell table:style-name="ce4" office:value-type="date" office:date-value="2015-07-17T21:00:00" calcext:value-type="date">
            <text:p>17.07.15 21:00</text:p>
          </table:table-cell>
          <table:table-cell table:style-name="ce10" table:formula="of:=([.A39]-[.$A$2])/[.$A$61]" office:value-type="percentage" office:value="0.637931034482395" calcext:value-type="percentage">
            <text:p>63,79%</text:p>
          </table:table-cell>
          <table:table-cell table:style-name="ce16" office:value-type="boolean" office:boolean-value="false" calcext:value-type="boolean">
            <text:p>FALSE</text:p>
          </table:table-cell>
          <table:table-cell table:style-name="ce22" table:formula="of:=IF([.C39]&gt;0;[.A39]-[.A38];0)" office:value-type="time" office:time-value="PT00H00M00S" calcext:value-type="time">
            <text:p>00:00:00</text:p>
          </table:table-cell>
          <table:table-cell table:style-name="ce29" table:formula="of:=SUM([.$D$2:.D39])/[.$D$61]" office:value-type="percentage" office:value="0.640000000001674" calcext:value-type="percentage">
            <text:p>64,00%</text:p>
          </table:table-cell>
        </table:table-row>
        <table:table-row table:style-name="ro1">
          <table:table-cell table:style-name="ce4" office:value-type="date" office:date-value="2015-07-17T22:00:00" calcext:value-type="date">
            <text:p>17.07.15 22:00</text:p>
          </table:table-cell>
          <table:table-cell table:style-name="ce10" table:formula="of:=([.A40]-[.$A$2])/[.$A$61]" office:value-type="percentage" office:value="0.655172413791754" calcext:value-type="percentage">
            <text:p>65,52%</text:p>
          </table:table-cell>
          <table:table-cell table:style-name="ce16" office:value-type="boolean" office:boolean-value="false" calcext:value-type="boolean">
            <text:p>FALSE</text:p>
          </table:table-cell>
          <table:table-cell table:style-name="ce22" table:formula="of:=IF([.C40]&gt;0;[.A40]-[.A39];0)" office:value-type="time" office:time-value="PT00H00M00S" calcext:value-type="time">
            <text:p>00:00:00</text:p>
          </table:table-cell>
          <table:table-cell table:style-name="ce29" table:formula="of:=SUM([.$D$2:.D40])/[.$D$61]" office:value-type="percentage" office:value="0.640000000001674" calcext:value-type="percentage">
            <text:p>64,00%</text:p>
          </table:table-cell>
        </table:table-row>
        <table:table-row table:style-name="ro1">
          <table:table-cell table:style-name="ce4" office:value-type="date" office:date-value="2015-07-17T23:00:00" calcext:value-type="date">
            <text:p>17.07.15 23:00</text:p>
          </table:table-cell>
          <table:table-cell table:style-name="ce10" table:formula="of:=([.A41]-[.$A$2])/[.$A$61]" office:value-type="percentage" office:value="0.672413793104123" calcext:value-type="percentage">
            <text:p>67,24%</text:p>
          </table:table-cell>
          <table:table-cell table:style-name="ce16" office:value-type="boolean" office:boolean-value="false" calcext:value-type="boolean">
            <text:p>FALSE</text:p>
          </table:table-cell>
          <table:table-cell table:style-name="ce22" table:formula="of:=IF([.C41]&gt;0;[.A41]-[.A40];0)" office:value-type="time" office:time-value="PT00H00M00S" calcext:value-type="time">
            <text:p>00:00:00</text:p>
          </table:table-cell>
          <table:table-cell table:style-name="ce29" table:formula="of:=SUM([.$D$2:.D41])/[.$D$61]" office:value-type="percentage" office:value="0.640000000001674" calcext:value-type="percentage">
            <text:p>64,00%</text:p>
          </table:table-cell>
        </table:table-row>
        <table:table-row table:style-name="ro1">
          <table:table-cell table:style-name="ce4" office:value-type="date" office:date-value="2015-07-18" calcext:value-type="date">
            <text:p>18.07.15 00:00</text:p>
          </table:table-cell>
          <table:table-cell table:style-name="ce11" table:formula="of:=([.A42]-[.$A$2])/[.$A$61]" office:value-type="percentage" office:value="0.689655172413482" calcext:value-type="percentage">
            <text:p>68,97%</text:p>
          </table:table-cell>
          <table:table-cell table:style-name="ce17" office:value-type="boolean" office:boolean-value="false" calcext:value-type="boolean">
            <text:p>FALSE</text:p>
          </table:table-cell>
          <table:table-cell table:style-name="ce23" table:formula="of:=IF([.C42]&gt;0;[.A42]-[.A41];0)" office:value-type="time" office:time-value="PT00H00M00S" calcext:value-type="time">
            <text:p>00:00:00</text:p>
          </table:table-cell>
          <table:table-cell table:style-name="ce29" table:formula="of:=SUM([.$D$2:.D42])/[.$D$61]" office:value-type="percentage" office:value="0.640000000001674" calcext:value-type="percentage">
            <text:p>64,00%</text:p>
          </table:table-cell>
        </table:table-row>
        <table:table-row table:style-name="ro1">
          <table:table-cell table:style-name="ce4" office:value-type="date" office:date-value="2015-07-18T01:00:00" calcext:value-type="date">
            <text:p>18.07.15 01:00</text:p>
          </table:table-cell>
          <table:table-cell table:style-name="ce10" table:formula="of:=([.A43]-[.$A$2])/[.$A$61]" office:value-type="percentage" office:value="0.70689655172284" calcext:value-type="percentage">
            <text:p>70,69%</text:p>
          </table:table-cell>
          <table:table-cell table:style-name="ce16" office:value-type="boolean" office:boolean-value="false" calcext:value-type="boolean">
            <text:p>FALSE</text:p>
          </table:table-cell>
          <table:table-cell table:style-name="ce22" table:formula="of:=IF([.C43]&gt;0;[.A43]-[.A42];0)" office:value-type="time" office:time-value="PT00H00M00S" calcext:value-type="time">
            <text:p>00:00:00</text:p>
          </table:table-cell>
          <table:table-cell table:style-name="ce29" table:formula="of:=SUM([.$D$2:.D43])/[.$D$61]" office:value-type="percentage" office:value="0.640000000001674" calcext:value-type="percentage">
            <text:p>64,00%</text:p>
          </table:table-cell>
        </table:table-row>
        <table:table-row table:style-name="ro1">
          <table:table-cell table:style-name="ce4" office:value-type="date" office:date-value="2015-07-18T02:00:00" calcext:value-type="date">
            <text:p>18.07.15 02:00</text:p>
          </table:table-cell>
          <table:table-cell table:style-name="ce10" table:formula="of:=([.A44]-[.$A$2])/[.$A$61]" office:value-type="percentage" office:value="0.724137931035209" calcext:value-type="percentage">
            <text:p>72,41%</text:p>
          </table:table-cell>
          <table:table-cell table:style-name="ce16" office:value-type="boolean" office:boolean-value="false" calcext:value-type="boolean">
            <text:p>FALSE</text:p>
          </table:table-cell>
          <table:table-cell table:style-name="ce22" table:formula="of:=IF([.C44]&gt;0;[.A44]-[.A43];0)" office:value-type="time" office:time-value="PT00H00M00S" calcext:value-type="time">
            <text:p>00:00:00</text:p>
          </table:table-cell>
          <table:table-cell table:style-name="ce29" table:formula="of:=SUM([.$D$2:.D44])/[.$D$61]" office:value-type="percentage" office:value="0.640000000001674" calcext:value-type="percentage">
            <text:p>64,00%</text:p>
          </table:table-cell>
        </table:table-row>
        <table:table-row table:style-name="ro1">
          <table:table-cell table:style-name="ce4" office:value-type="date" office:date-value="2015-07-18T03:00:00" calcext:value-type="date">
            <text:p>18.07.15 03:00</text:p>
          </table:table-cell>
          <table:table-cell table:style-name="ce10" table:formula="of:=([.A45]-[.$A$2])/[.$A$61]" office:value-type="percentage" office:value="0.741379310344568" calcext:value-type="percentage">
            <text:p>74,14%</text:p>
          </table:table-cell>
          <table:table-cell table:style-name="ce16" office:value-type="boolean" office:boolean-value="false" calcext:value-type="boolean">
            <text:p>FALSE</text:p>
          </table:table-cell>
          <table:table-cell table:style-name="ce22" table:formula="of:=IF([.C45]&gt;0;[.A45]-[.A44];0)" office:value-type="time" office:time-value="PT00H00M00S" calcext:value-type="time">
            <text:p>00:00:00</text:p>
          </table:table-cell>
          <table:table-cell table:style-name="ce29" table:formula="of:=SUM([.$D$2:.D45])/[.$D$61]" office:value-type="percentage" office:value="0.640000000001674" calcext:value-type="percentage">
            <text:p>64,00%</text:p>
          </table:table-cell>
        </table:table-row>
        <table:table-row table:style-name="ro1">
          <table:table-cell table:style-name="ce4" office:value-type="date" office:date-value="2015-07-18T04:00:00" calcext:value-type="date">
            <text:p>18.07.15 04:00</text:p>
          </table:table-cell>
          <table:table-cell table:style-name="ce10" table:formula="of:=([.A46]-[.$A$2])/[.$A$61]" office:value-type="percentage" office:value="0.758620689653927" calcext:value-type="percentage">
            <text:p>75,86%</text:p>
          </table:table-cell>
          <table:table-cell table:style-name="ce16" office:value-type="boolean" office:boolean-value="false" calcext:value-type="boolean">
            <text:p>FALSE</text:p>
          </table:table-cell>
          <table:table-cell table:style-name="ce22" table:formula="of:=IF([.C46]&gt;0;[.A46]-[.A45];0)" office:value-type="time" office:time-value="PT00H00M00S" calcext:value-type="time">
            <text:p>00:00:00</text:p>
          </table:table-cell>
          <table:table-cell table:style-name="ce29" table:formula="of:=SUM([.$D$2:.D46])/[.$D$61]" office:value-type="percentage" office:value="0.640000000001674" calcext:value-type="percentage">
            <text:p>64,00%</text:p>
          </table:table-cell>
        </table:table-row>
        <table:table-row table:style-name="ro1">
          <table:table-cell table:style-name="ce4" office:value-type="date" office:date-value="2015-07-18T05:00:00" calcext:value-type="date">
            <text:p>18.07.15 05:00</text:p>
          </table:table-cell>
          <table:table-cell table:style-name="ce10" table:formula="of:=([.A47]-[.$A$2])/[.$A$61]" office:value-type="percentage" office:value="0.775862068966296" calcext:value-type="percentage">
            <text:p>77,59%</text:p>
          </table:table-cell>
          <table:table-cell table:style-name="ce16" office:value-type="boolean" office:boolean-value="false" calcext:value-type="boolean">
            <text:p>FALSE</text:p>
          </table:table-cell>
          <table:table-cell table:style-name="ce22" table:formula="of:=IF([.C47]&gt;0;[.A47]-[.A46];0)" office:value-type="time" office:time-value="PT00H00M00S" calcext:value-type="time">
            <text:p>00:00:00</text:p>
          </table:table-cell>
          <table:table-cell table:style-name="ce29" table:formula="of:=SUM([.$D$2:.D47])/[.$D$61]" office:value-type="percentage" office:value="0.640000000001674" calcext:value-type="percentage">
            <text:p>64,00%</text:p>
          </table:table-cell>
        </table:table-row>
        <table:table-row table:style-name="ro1">
          <table:table-cell table:style-name="ce4" office:value-type="date" office:date-value="2015-07-18T06:00:00" calcext:value-type="date">
            <text:p>18.07.15 06:00</text:p>
          </table:table-cell>
          <table:table-cell table:style-name="ce10" table:formula="of:=([.A48]-[.$A$2])/[.$A$61]" office:value-type="percentage" office:value="0.793103448275654" calcext:value-type="percentage">
            <text:p>79,31%</text:p>
          </table:table-cell>
          <table:table-cell table:style-name="ce16" office:value-type="boolean" office:boolean-value="false" calcext:value-type="boolean">
            <text:p>FALSE</text:p>
          </table:table-cell>
          <table:table-cell table:style-name="ce22" table:formula="of:=IF([.C48]&gt;0;[.A48]-[.A47];0)" office:value-type="time" office:time-value="PT00H00M00S" calcext:value-type="time">
            <text:p>00:00:00</text:p>
          </table:table-cell>
          <table:table-cell table:style-name="ce29" table:formula="of:=SUM([.$D$2:.D48])/[.$D$61]" office:value-type="percentage" office:value="0.640000000001674" calcext:value-type="percentage">
            <text:p>64,00%</text:p>
          </table:table-cell>
        </table:table-row>
        <table:table-row table:style-name="ro1">
          <table:table-cell table:style-name="ce4" office:value-type="date" office:date-value="2015-07-18T07:00:00" calcext:value-type="date">
            <text:p>18.07.15 07:00</text:p>
          </table:table-cell>
          <table:table-cell table:style-name="ce10" table:formula="of:=([.A49]-[.$A$2])/[.$A$61]" office:value-type="percentage" office:value="0.810344827585013" calcext:value-type="percentage">
            <text:p>81,03%</text:p>
          </table:table-cell>
          <table:table-cell table:style-name="ce16" office:value-type="boolean" office:boolean-value="false" calcext:value-type="boolean">
            <text:p>FALSE</text:p>
          </table:table-cell>
          <table:table-cell table:style-name="ce22" table:formula="of:=IF([.C49]&gt;0;[.A49]-[.A48];0)" office:value-type="time" office:time-value="PT00H00M00S" calcext:value-type="time">
            <text:p>00:00:00</text:p>
          </table:table-cell>
          <table:table-cell table:style-name="ce29" table:formula="of:=SUM([.$D$2:.D49])/[.$D$61]" office:value-type="percentage" office:value="0.640000000001674" calcext:value-type="percentage">
            <text:p>64,00%</text:p>
          </table:table-cell>
        </table:table-row>
        <table:table-row table:style-name="ro1">
          <table:table-cell table:style-name="ce4" office:value-type="date" office:date-value="2015-07-18T08:00:00" calcext:value-type="date">
            <text:p>18.07.15 08:00</text:p>
          </table:table-cell>
          <table:table-cell table:style-name="ce10" table:formula="of:=([.A50]-[.$A$2])/[.$A$61]" office:value-type="percentage" office:value="0.827586206897382" calcext:value-type="percentage">
            <text:p>82,76%</text:p>
          </table:table-cell>
          <table:table-cell table:style-name="ce16" office:value-type="boolean" office:boolean-value="false" calcext:value-type="boolean">
            <text:p>FALSE</text:p>
          </table:table-cell>
          <table:table-cell table:style-name="ce22" table:formula="of:=IF([.C50]&gt;0;[.A50]-[.A49];0)" office:value-type="time" office:time-value="PT00H00M00S" calcext:value-type="time">
            <text:p>00:00:00</text:p>
          </table:table-cell>
          <table:table-cell table:style-name="ce29" table:formula="of:=SUM([.$D$2:.D50])/[.$D$61]" office:value-type="percentage" office:value="0.640000000001674" calcext:value-type="percentage">
            <text:p>64,00%</text:p>
          </table:table-cell>
        </table:table-row>
        <table:table-row table:style-name="ro1">
          <table:table-cell table:style-name="ce3" office:value-type="date" office:date-value="2015-07-18T09:00:00" calcext:value-type="date">
            <text:p>18.07.15 09:00</text:p>
          </table:table-cell>
          <table:table-cell table:style-name="ce9" table:formula="of:=([.A51]-[.$A$2])/[.$A$61]" office:value-type="percentage" office:value="0.844827586206741" calcext:value-type="percentage">
            <text:p>84,48%</text:p>
          </table:table-cell>
          <table:table-cell office:value-type="boolean" office:boolean-value="true" calcext:value-type="boolean">
            <text:p>TRUE</text:p>
          </table:table-cell>
          <table:table-cell table:style-name="ce21" table:formula="of:=IF([.C51]&gt;0;[.A51]-[.A50];0)" office:value-type="time" office:time-value="PT00H59M59.99999979S" calcext:value-type="time">
            <text:p>01:00:00</text:p>
          </table:table-cell>
          <table:table-cell table:style-name="ce28" table:formula="of:=SUM([.$D$2:.D51])/[.$D$61]" office:value-type="percentage" office:value="0.679999999999158" calcext:value-type="percentage">
            <text:p>68,00%</text:p>
          </table:table-cell>
        </table:table-row>
        <table:table-row table:style-name="ro1">
          <table:table-cell table:style-name="ce3" office:value-type="date" office:date-value="2015-07-18T10:00:00" calcext:value-type="date">
            <text:p>18.07.15 10:00</text:p>
          </table:table-cell>
          <table:table-cell table:style-name="ce9" table:formula="of:=([.A52]-[.$A$2])/[.$A$61]" office:value-type="percentage" office:value="0.862068965516099" calcext:value-type="percentage">
            <text:p>86,21%</text:p>
          </table:table-cell>
          <table:table-cell office:value-type="boolean" office:boolean-value="true" calcext:value-type="boolean">
            <text:p>TRUE</text:p>
          </table:table-cell>
          <table:table-cell table:style-name="ce21" table:formula="of:=IF([.C52]&gt;0;[.A52]-[.A51];0)" office:value-type="time" office:time-value="PT00H59M59.99999979S" calcext:value-type="time">
            <text:p>01:00:00</text:p>
          </table:table-cell>
          <table:table-cell table:style-name="ce28" table:formula="of:=SUM([.$D$2:.D52])/[.$D$61]" office:value-type="percentage" office:value="0.719999999996642" calcext:value-type="percentage">
            <text:p>72,00%</text:p>
          </table:table-cell>
        </table:table-row>
        <table:table-row table:style-name="ro1">
          <table:table-cell table:style-name="ce3" office:value-type="date" office:date-value="2015-07-18T11:00:00" calcext:value-type="date">
            <text:p>18.07.15 11:00</text:p>
          </table:table-cell>
          <table:table-cell table:style-name="ce9" table:formula="of:=([.A53]-[.$A$2])/[.$A$61]" office:value-type="percentage" office:value="0.879310344828469" calcext:value-type="percentage">
            <text:p>87,93%</text:p>
          </table:table-cell>
          <table:table-cell office:value-type="boolean" office:boolean-value="true" calcext:value-type="boolean">
            <text:p>TRUE</text:p>
          </table:table-cell>
          <table:table-cell table:style-name="ce21" table:formula="of:=IF([.C53]&gt;0;[.A53]-[.A52];0)" office:value-type="time" office:time-value="PT01H00M00.000000419S" calcext:value-type="time">
            <text:p>01:00:00</text:p>
          </table:table-cell>
          <table:table-cell table:style-name="ce28" table:formula="of:=SUM([.$D$2:.D53])/[.$D$61]" office:value-type="percentage" office:value="0.760000000001114" calcext:value-type="percentage">
            <text:p>76,00%</text:p>
          </table:table-cell>
        </table:table-row>
        <table:table-row table:style-name="ro1">
          <table:table-cell table:style-name="ce3" office:value-type="date" office:date-value="2015-07-18T12:00:00" calcext:value-type="date">
            <text:p>18.07.15 12:00</text:p>
          </table:table-cell>
          <table:table-cell table:style-name="ce9" table:formula="of:=([.A54]-[.$A$2])/[.$A$61]" office:value-type="percentage" office:value="0.896551724137827" calcext:value-type="percentage">
            <text:p>89,66%</text:p>
          </table:table-cell>
          <table:table-cell office:value-type="boolean" office:boolean-value="true" calcext:value-type="boolean">
            <text:p>TRUE</text:p>
          </table:table-cell>
          <table:table-cell table:style-name="ce21" table:formula="of:=IF([.C54]&gt;0;[.A54]-[.A53];0)" office:value-type="time" office:time-value="PT00H59M59.99999979S" calcext:value-type="time">
            <text:p>01:00:00</text:p>
          </table:table-cell>
          <table:table-cell table:style-name="ce28" table:formula="of:=SUM([.$D$2:.D54])/[.$D$61]" office:value-type="percentage" office:value="0.799999999998598" calcext:value-type="percentage">
            <text:p>80,00%</text:p>
          </table:table-cell>
        </table:table-row>
        <table:table-row table:style-name="ro1">
          <table:table-cell table:style-name="ce4" office:value-type="date" office:date-value="2015-07-18T13:00:00" calcext:value-type="date">
            <text:p>18.07.15 13:00</text:p>
          </table:table-cell>
          <table:table-cell table:style-name="ce10" table:formula="of:=([.A55]-[.$A$2])/[.$A$61]" office:value-type="percentage" office:value="0.913793103447186" calcext:value-type="percentage">
            <text:p>91,38%</text:p>
          </table:table-cell>
          <table:table-cell table:style-name="ce16" office:value-type="boolean" office:boolean-value="false" calcext:value-type="boolean">
            <text:p>FALSE</text:p>
          </table:table-cell>
          <table:table-cell table:style-name="ce22" table:formula="of:=IF([.C55]&gt;0;[.A55]-[.A54];0)" office:value-type="time" office:time-value="PT00H00M00S" calcext:value-type="time">
            <text:p>00:00:00</text:p>
          </table:table-cell>
          <table:table-cell table:style-name="ce29" table:formula="of:=SUM([.$D$2:.D55])/[.$D$61]" office:value-type="percentage" office:value="0.799999999998598" calcext:value-type="percentage">
            <text:p>80,00%</text:p>
          </table:table-cell>
        </table:table-row>
        <table:table-row table:style-name="ro1">
          <table:table-cell table:style-name="ce3" office:value-type="date" office:date-value="2015-07-18T14:00:00" calcext:value-type="date">
            <text:p>18.07.15 14:00</text:p>
          </table:table-cell>
          <table:table-cell table:style-name="ce9" table:formula="of:=([.A56]-[.$A$2])/[.$A$61]" office:value-type="percentage" office:value="0.931034482759555" calcext:value-type="percentage">
            <text:p>93,10%</text:p>
          </table:table-cell>
          <table:table-cell office:value-type="boolean" office:boolean-value="true" calcext:value-type="boolean">
            <text:p>TRUE</text:p>
          </table:table-cell>
          <table:table-cell table:style-name="ce21" table:formula="of:=IF([.C56]&gt;0;[.A56]-[.A55];0)" office:value-type="time" office:time-value="PT01H00M00.000000419S" calcext:value-type="time">
            <text:p>01:00:00</text:p>
          </table:table-cell>
          <table:table-cell table:style-name="ce28" table:formula="of:=SUM([.$D$2:.D56])/[.$D$61]" office:value-type="percentage" office:value="0.840000000003071" calcext:value-type="percentage">
            <text:p>84,00%</text:p>
          </table:table-cell>
        </table:table-row>
        <table:table-row table:style-name="ro1">
          <table:table-cell table:style-name="ce3" office:value-type="date" office:date-value="2015-07-18T15:00:00" calcext:value-type="date">
            <text:p>18.07.15 15:00</text:p>
          </table:table-cell>
          <table:table-cell table:style-name="ce9" table:formula="of:=([.A57]-[.$A$2])/[.$A$61]" office:value-type="percentage" office:value="0.948275862068913" calcext:value-type="percentage">
            <text:p>94,83%</text:p>
          </table:table-cell>
          <table:table-cell office:value-type="boolean" office:boolean-value="true" calcext:value-type="boolean">
            <text:p>TRUE</text:p>
          </table:table-cell>
          <table:table-cell table:style-name="ce21" table:formula="of:=IF([.C57]&gt;0;[.A57]-[.A56];0)" office:value-type="time" office:time-value="PT00H59M59.99999979S" calcext:value-type="time">
            <text:p>01:00:00</text:p>
          </table:table-cell>
          <table:table-cell table:style-name="ce28" table:formula="of:=SUM([.$D$2:.D57])/[.$D$61]" office:value-type="percentage" office:value="0.880000000000555" calcext:value-type="percentage">
            <text:p>88,00%</text:p>
          </table:table-cell>
        </table:table-row>
        <table:table-row table:style-name="ro1">
          <table:table-cell table:style-name="ce3" office:value-type="date" office:date-value="2015-07-18T16:00:00" calcext:value-type="date">
            <text:p>18.07.15 16:00</text:p>
          </table:table-cell>
          <table:table-cell table:style-name="ce9" table:formula="of:=([.A58]-[.$A$2])/[.$A$61]" office:value-type="percentage" office:value="0.965517241378272" calcext:value-type="percentage">
            <text:p>96,55%</text:p>
          </table:table-cell>
          <table:table-cell office:value-type="boolean" office:boolean-value="true" calcext:value-type="boolean">
            <text:p>TRUE</text:p>
          </table:table-cell>
          <table:table-cell table:style-name="ce21" table:formula="of:=IF([.C58]&gt;0;[.A58]-[.A57];0)" office:value-type="time" office:time-value="PT00H59M59.99999979S" calcext:value-type="time">
            <text:p>01:00:00</text:p>
          </table:table-cell>
          <table:table-cell table:style-name="ce28" table:formula="of:=SUM([.$D$2:.D58])/[.$D$61]" office:value-type="percentage" office:value="0.919999999998039" calcext:value-type="percentage">
            <text:p>92,00%</text:p>
          </table:table-cell>
        </table:table-row>
        <table:table-row table:style-name="ro1">
          <table:table-cell table:style-name="ce3" office:value-type="date" office:date-value="2015-07-18T17:00:00" calcext:value-type="date">
            <text:p>18.07.15 17:00</text:p>
          </table:table-cell>
          <table:table-cell table:style-name="ce9" table:formula="of:=([.A59]-[.$A$2])/[.$A$61]" office:value-type="percentage" office:value="0.982758620690641" calcext:value-type="percentage">
            <text:p>98,28%</text:p>
          </table:table-cell>
          <table:table-cell office:value-type="boolean" office:boolean-value="true" calcext:value-type="boolean">
            <text:p>TRUE</text:p>
          </table:table-cell>
          <table:table-cell table:style-name="ce21" table:formula="of:=IF([.C59]&gt;0;[.A59]-[.A58];0)" office:value-type="time" office:time-value="PT01H00M00.000000419S" calcext:value-type="time">
            <text:p>01:00:00</text:p>
          </table:table-cell>
          <table:table-cell table:style-name="ce28" table:formula="of:=SUM([.$D$2:.D59])/[.$D$61]" office:value-type="percentage" office:value="0.960000000002511" calcext:value-type="percentage">
            <text:p>96,00%</text:p>
          </table:table-cell>
        </table:table-row>
        <table:table-row table:style-name="ro1">
          <table:table-cell table:style-name="ce5" office:value-type="date" office:date-value="2015-07-18T18:00:00" calcext:value-type="date">
            <text:p>18.07.15 18:00</text:p>
          </table:table-cell>
          <table:table-cell table:style-name="ce12" table:formula="of:=([.A60]-[.$A$2])/[.$A$61]" office:value-type="percentage" office:value="1" calcext:value-type="percentage">
            <text:p>100,00%</text:p>
          </table:table-cell>
          <table:table-cell table:style-name="ce18" office:value-type="boolean" office:boolean-value="true" calcext:value-type="boolean">
            <text:p>TRUE</text:p>
          </table:table-cell>
          <table:table-cell table:style-name="ce24" table:formula="of:=IF([.C60]&gt;0;[.A60]-[.A59];0)" office:value-type="time" office:time-value="PT00H59M59.99999979S" calcext:value-type="time">
            <text:p>01:00:00</text:p>
          </table:table-cell>
          <table:table-cell table:style-name="ce30" table:formula="of:=SUM([.$D$2:.D60])/[.$D$61]" office:value-type="percentage" office:value="1" calcext:value-type="percentage">
            <text:p>100,00%</text:p>
          </table:table-cell>
        </table:table-row>
        <table:table-row table:style-name="ro1" table:visibility="collapse">
          <table:table-cell table:formula="of:=[.A60]-[.A2]" office:value-type="date" office:date-value="1900-01-01T09:59:59.99999979" calcext:value-type="date">
            <text:p>01.01.00 10:00</text:p>
          </table:table-cell>
          <table:table-cell table:number-columns-repeated="2"/>
          <table:table-cell table:style-name="ce25" table:formula="of:=SUM([.D2:.D60])" office:value-type="time" office:time-value="PT25H00M00.000000411S" calcext:value-type="time">
            <text:p>25:00:00</text:p>
          </table:table-cell>
          <table:table-cell/>
        </table:table-row>
        <table:table-row table:style-name="ro1" table:number-rows-repeated="1048514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0.903cm" fo:margin-bottom="0.755cm" style:scale-to="66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16">00.00.0000</text:date>, <text:time style:data-style-name="N2" text:time-value="23:41:28.879923182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16T07:21:36.274503174</meta:creation-date>
    <dc:date>2015-07-16T23:45:22.435572250</dc:date>
    <meta:editing-duration>PT21M14S</meta:editing-duration>
    <meta:editing-cycles>3</meta:editing-cycles>
    <meta:generator>LibreOffice/4.3.3.2$Linux_X86_64 LibreOffice_project/430m0$Build-2</meta:generator>
    <meta:document-statistic meta:table-count="1" meta:cell-count="30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percentage-style style:name="N11">
      <number:number number:decimal-places="2" number:min-integer-digits="1"/>
      <number:text>%</number:text>
    </number:percentage-style>
    <number:time-style style:name="N40">
      <number:hours number:style="long"/>
      <number:text>:</number:text>
      <number:minutes number:style="long"/>
    </number:time-style>
    <number:date-style style:name="N50" number:automatic-order="true" number:format-source="language">
      <number:day/>
      <number:text>.</number:text>
      <number:month/>
      <number:text>.</number:text>
      <number:year/>
      <number:text> </number:text>
      <number:hours number:style="long"/>
      <number:text>:</number:text>
      <number:minutes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4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eeeeee"/>
    </style:style>
    <style:style style:name="ch6" style:family="chart" style:data-style-name="N50">
      <style:chart-properties chart:display-label="true" chart:logarithmic="false" chart:reverse-direction="false" text:line-break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11">
      <style:chart-properties chart:display-label="true" chart:logarithmic="false" chart:maximum="1" chart:origin="0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dddddd"/>
    </style:style>
    <style:style style:name="ch9" style:family="chart" style:data-style-name="N11">
      <style:chart-properties chart:symbol-type="none" chart:link-data-style-to-source="true"/>
      <style:graphic-properties draw:stroke="dash" draw:stroke-dash="Fine_20_Dashed" svg:stroke-width="0.08cm" svg:stroke-color="#999999" draw:fill-color="#999999" dr3d:edge-rounding="5%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svg:stroke-width="0.08cm" svg:stroke-color="#00ccff" draw:fill-color="#00ccff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6.47cm" svg:height="23.215cm" xlink:href=".." xlink:type="simple" chart:class="chart:line" chart:style-name="ch1">
        <chart:legend chart:legend-position="top" svg:x="9.211cm" svg:y="0.185cm" style:legend-expansion="wide" chart:style-name="ch2"/>
        <chart:plot-area chart:style-name="ch3" table:cell-range-address="Tabelle1.A2:Tabelle1.B60 Tabelle1.B1:Tabelle1.B1 Tabelle1.E1:Tabelle1.E60" chart:data-source-has-labels="both" svg:x="0.272cm" svg:y="1.618cm" svg:width="25.412cm" svg:height="20.385cm">
          <chartooo:coordinate-region svg:x="1.872cm" svg:y="1.817cm" svg:width="23.671cm" svg:height="19.056cm"/>
          <chart:axis chart:dimension="x" chart:name="primary-x" chart:style-name="ch4" chartooo:axis-type="text">
            <chart:categories table:cell-range-address="Tabelle1.A2:Tabelle1.A60"/>
            <chart:grid chart:style-name="ch5" chart:class="minor"/>
          </chart:axis>
          <chart:axis chart:dimension="x" chart:name="secondary-x" chart:style-name="ch6"/>
          <chart:axis chart:dimension="y" chart:name="primary-y" chart:style-name="ch7">
            <chart:grid chart:style-name="ch8" chart:class="major"/>
          </chart:axis>
          <chart:series chart:style-name="ch9" chart:values-cell-range-address="Tabelle1.B2:Tabelle1.B60" chart:label-cell-address="Tabelle1.B1:Tabelle1.B1" chart:class="chart:line">
            <chart:data-point chart:repeated="59"/>
          </chart:series>
          <chart:series chart:style-name="ch10" chart:values-cell-range-address="Tabelle1.E2:Tabelle1.E60" chart:label-cell-address="Tabelle1.E1:Tabelle1.E1" chart:class="chart:line">
            <chart:data-point chart:repeated="5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 progress</text:p>
                <draw:g>
                  <svg:desc>Tabelle1.B1:Tabelle1.B1</svg:desc>
                </draw:g>
              </table:table-cell>
              <table:table-cell office:value-type="string">
                <text:p>task progress</text:p>
                <draw:g>
                  <svg:desc>Tabelle1.E1:Tabelle1.E1</svg:desc>
                </draw:g>
              </table:table-cell>
            </table:table-row>
          </table:table-header-rows>
          <table:table-rows>
            <table:table-row>
              <table:table-cell office:value-type="float" office:value="42201.3333333333">
                <text:p>42200</text:p>
                <draw:g>
                  <svg:desc>Tabelle1.A2:Tabelle1.A60</svg:desc>
                </draw:g>
              </table:table-cell>
              <table:table-cell office:value-type="float" office:value="0">
                <text:p>0</text:p>
                <draw:g>
                  <svg:desc>Tabelle1.B2:Tabelle1.B60</svg:desc>
                </draw:g>
              </table:table-cell>
              <table:table-cell office:value-type="float" office:value="0">
                <text:p>0</text:p>
                <draw:g>
                  <svg:desc>Tabelle1.E2:Tabelle1.E60</svg:desc>
                </draw:g>
              </table:table-cell>
            </table:table-row>
            <table:table-row>
              <table:table-cell office:value-type="float" office:value="42201.375">
                <text:p>42200</text:p>
              </table:table-cell>
              <table:table-cell office:value-type="float" office:value="0.0172413793093586">
                <text:p>0.0172413793093586</text:p>
              </table:table-cell>
              <table:table-cell office:value-type="float" office:value="0.0399999999974838">
                <text:p>0.0399999999974838</text:p>
              </table:table-cell>
            </table:table-row>
            <table:table-row>
              <table:table-cell office:value-type="float" office:value="42201.4166666667">
                <text:p>42200</text:p>
              </table:table-cell>
              <table:table-cell office:value-type="float" office:value="0.0344827586187171">
                <text:p>0.0344827586187171</text:p>
              </table:table-cell>
              <table:table-cell office:value-type="float" office:value="0.0799999999949676">
                <text:p>0.0799999999949676</text:p>
              </table:table-cell>
            </table:table-row>
            <table:table-row>
              <table:table-cell office:value-type="float" office:value="42201.4583333333">
                <text:p>42200</text:p>
              </table:table-cell>
              <table:table-cell office:value-type="float" office:value="0.0517241379310864">
                <text:p>0.0517241379310864</text:p>
              </table:table-cell>
              <table:table-cell office:value-type="float" office:value="0.11999999999944">
                <text:p>0.11999999999944</text:p>
              </table:table-cell>
            </table:table-row>
            <table:table-row>
              <table:table-cell office:value-type="float" office:value="42201.5">
                <text:p>42200</text:p>
              </table:table-cell>
              <table:table-cell office:value-type="float" office:value="0.0689655172404449">
                <text:p>0.0689655172404449</text:p>
              </table:table-cell>
              <table:table-cell office:value-type="float" office:value="0.159999999996924">
                <text:p>0.159999999996924</text:p>
              </table:table-cell>
            </table:table-row>
            <table:table-row>
              <table:table-cell office:value-type="float" office:value="42201.5416666667">
                <text:p>42200</text:p>
              </table:table-cell>
              <table:table-cell office:value-type="float" office:value="0.0862068965498035">
                <text:p>0.0862068965498035</text:p>
              </table:table-cell>
              <table:table-cell office:value-type="float" office:value="0.159999999996924">
                <text:p>0.159999999996924</text:p>
              </table:table-cell>
            </table:table-row>
            <table:table-row>
              <table:table-cell office:value-type="float" office:value="42201.5833333333">
                <text:p>42200</text:p>
              </table:table-cell>
              <table:table-cell office:value-type="float" office:value="0.103448275862173">
                <text:p>0.103448275862173</text:p>
              </table:table-cell>
              <table:table-cell office:value-type="float" office:value="0.200000000001397">
                <text:p>0.200000000001397</text:p>
              </table:table-cell>
            </table:table-row>
            <table:table-row>
              <table:table-cell office:value-type="float" office:value="42201.625">
                <text:p>42200</text:p>
              </table:table-cell>
              <table:table-cell office:value-type="float" office:value="0.120689655171531">
                <text:p>0.120689655171531</text:p>
              </table:table-cell>
              <table:table-cell office:value-type="float" office:value="0.239999999998881">
                <text:p>0.239999999998881</text:p>
              </table:table-cell>
            </table:table-row>
            <table:table-row>
              <table:table-cell office:value-type="float" office:value="42201.6666666667">
                <text:p>42200</text:p>
              </table:table-cell>
              <table:table-cell office:value-type="float" office:value="0.13793103448089">
                <text:p>0.13793103448089</text:p>
              </table:table-cell>
              <table:table-cell office:value-type="float" office:value="0.279999999996364">
                <text:p>0.279999999996364</text:p>
              </table:table-cell>
            </table:table-row>
            <table:table-row>
              <table:table-cell office:value-type="float" office:value="42201.7083333333">
                <text:p>42200</text:p>
              </table:table-cell>
              <table:table-cell office:value-type="float" office:value="0.155172413793259">
                <text:p>0.155172413793259</text:p>
              </table:table-cell>
              <table:table-cell office:value-type="float" office:value="0.320000000000837">
                <text:p>0.320000000000837</text:p>
              </table:table-cell>
            </table:table-row>
            <table:table-row>
              <table:table-cell office:value-type="float" office:value="42201.75">
                <text:p>42200</text:p>
              </table:table-cell>
              <table:table-cell office:value-type="float" office:value="0.172413793102618">
                <text:p>0.172413793102618</text:p>
              </table:table-cell>
              <table:table-cell office:value-type="float" office:value="0.320000000000837">
                <text:p>0.320000000000837</text:p>
              </table:table-cell>
            </table:table-row>
            <table:table-row>
              <table:table-cell office:value-type="float" office:value="42201.7916666667">
                <text:p>42200</text:p>
              </table:table-cell>
              <table:table-cell office:value-type="float" office:value="0.189655172411976">
                <text:p>0.189655172411976</text:p>
              </table:table-cell>
              <table:table-cell office:value-type="float" office:value="0.320000000000837">
                <text:p>0.320000000000837</text:p>
              </table:table-cell>
            </table:table-row>
            <table:table-row>
              <table:table-cell office:value-type="float" office:value="42201.8333333333">
                <text:p>42200</text:p>
              </table:table-cell>
              <table:table-cell office:value-type="float" office:value="0.206896551724346">
                <text:p>0.206896551724346</text:p>
              </table:table-cell>
              <table:table-cell office:value-type="float" office:value="0.320000000000837">
                <text:p>0.320000000000837</text:p>
              </table:table-cell>
            </table:table-row>
            <table:table-row>
              <table:table-cell office:value-type="float" office:value="42201.875">
                <text:p>42200</text:p>
              </table:table-cell>
              <table:table-cell office:value-type="float" office:value="0.224137931033704">
                <text:p>0.224137931033704</text:p>
              </table:table-cell>
              <table:table-cell office:value-type="float" office:value="0.320000000000837">
                <text:p>0.320000000000837</text:p>
              </table:table-cell>
            </table:table-row>
            <table:table-row>
              <table:table-cell office:value-type="float" office:value="42201.9166666667">
                <text:p>42200</text:p>
              </table:table-cell>
              <table:table-cell office:value-type="float" office:value="0.241379310343063">
                <text:p>0.241379310343063</text:p>
              </table:table-cell>
              <table:table-cell office:value-type="float" office:value="0.320000000000837">
                <text:p>0.320000000000837</text:p>
              </table:table-cell>
            </table:table-row>
            <table:table-row>
              <table:table-cell office:value-type="float" office:value="42201.9583333333">
                <text:p>42200</text:p>
              </table:table-cell>
              <table:table-cell office:value-type="float" office:value="0.258620689655432">
                <text:p>0.258620689655432</text:p>
              </table:table-cell>
              <table:table-cell office:value-type="float" office:value="0.320000000000837">
                <text:p>0.320000000000837</text:p>
              </table:table-cell>
            </table:table-row>
            <table:table-row>
              <table:table-cell office:value-type="float" office:value="42202">
                <text:p>42200</text:p>
              </table:table-cell>
              <table:table-cell office:value-type="float" office:value="0.27586206896479">
                <text:p>0.27586206896479</text:p>
              </table:table-cell>
              <table:table-cell office:value-type="float" office:value="0.320000000000837">
                <text:p>0.320000000000837</text:p>
              </table:table-cell>
            </table:table-row>
            <table:table-row>
              <table:table-cell office:value-type="float" office:value="42202.0416666667">
                <text:p>42200</text:p>
              </table:table-cell>
              <table:table-cell office:value-type="float" office:value="0.293103448274149">
                <text:p>0.293103448274149</text:p>
              </table:table-cell>
              <table:table-cell office:value-type="float" office:value="0.320000000000837">
                <text:p>0.320000000000837</text:p>
              </table:table-cell>
            </table:table-row>
            <table:table-row>
              <table:table-cell office:value-type="float" office:value="42202.0833333333">
                <text:p>42200</text:p>
              </table:table-cell>
              <table:table-cell office:value-type="float" office:value="0.310344827586518">
                <text:p>0.310344827586518</text:p>
              </table:table-cell>
              <table:table-cell office:value-type="float" office:value="0.320000000000837">
                <text:p>0.320000000000837</text:p>
              </table:table-cell>
            </table:table-row>
            <table:table-row>
              <table:table-cell office:value-type="float" office:value="42202.125">
                <text:p>42200</text:p>
              </table:table-cell>
              <table:table-cell office:value-type="float" office:value="0.327586206895877">
                <text:p>0.327586206895877</text:p>
              </table:table-cell>
              <table:table-cell office:value-type="float" office:value="0.320000000000837">
                <text:p>0.320000000000837</text:p>
              </table:table-cell>
            </table:table-row>
            <table:table-row>
              <table:table-cell office:value-type="float" office:value="42202.1666666667">
                <text:p>42200</text:p>
              </table:table-cell>
              <table:table-cell office:value-type="float" office:value="0.344827586205235">
                <text:p>0.344827586205235</text:p>
              </table:table-cell>
              <table:table-cell office:value-type="float" office:value="0.320000000000837">
                <text:p>0.320000000000837</text:p>
              </table:table-cell>
            </table:table-row>
            <table:table-row>
              <table:table-cell office:value-type="float" office:value="42202.2083333333">
                <text:p>42200</text:p>
              </table:table-cell>
              <table:table-cell office:value-type="float" office:value="0.362068965517605">
                <text:p>0.362068965517605</text:p>
              </table:table-cell>
              <table:table-cell office:value-type="float" office:value="0.320000000000837">
                <text:p>0.320000000000837</text:p>
              </table:table-cell>
            </table:table-row>
            <table:table-row>
              <table:table-cell office:value-type="float" office:value="42202.25">
                <text:p>42200</text:p>
              </table:table-cell>
              <table:table-cell office:value-type="float" office:value="0.379310344826963">
                <text:p>0.379310344826963</text:p>
              </table:table-cell>
              <table:table-cell office:value-type="float" office:value="0.320000000000837">
                <text:p>0.320000000000837</text:p>
              </table:table-cell>
            </table:table-row>
            <table:table-row>
              <table:table-cell office:value-type="float" office:value="42202.2916666667">
                <text:p>42200</text:p>
              </table:table-cell>
              <table:table-cell office:value-type="float" office:value="0.396551724136322">
                <text:p>0.396551724136322</text:p>
              </table:table-cell>
              <table:table-cell office:value-type="float" office:value="0.320000000000837">
                <text:p>0.320000000000837</text:p>
              </table:table-cell>
            </table:table-row>
            <table:table-row>
              <table:table-cell office:value-type="float" office:value="42202.3333333333">
                <text:p>42200</text:p>
              </table:table-cell>
              <table:table-cell office:value-type="float" office:value="0.413793103448691">
                <text:p>0.413793103448691</text:p>
              </table:table-cell>
              <table:table-cell office:value-type="float" office:value="0.320000000000837">
                <text:p>0.320000000000837</text:p>
              </table:table-cell>
            </table:table-row>
            <table:table-row>
              <table:table-cell office:value-type="float" office:value="42202.375">
                <text:p>42200</text:p>
              </table:table-cell>
              <table:table-cell office:value-type="float" office:value="0.43103448275805">
                <text:p>0.43103448275805</text:p>
              </table:table-cell>
              <table:table-cell office:value-type="float" office:value="0.359999999998321">
                <text:p>0.359999999998321</text:p>
              </table:table-cell>
            </table:table-row>
            <table:table-row>
              <table:table-cell office:value-type="float" office:value="42202.4166666667">
                <text:p>42200</text:p>
              </table:table-cell>
              <table:table-cell office:value-type="float" office:value="0.448275862067408">
                <text:p>0.448275862067408</text:p>
              </table:table-cell>
              <table:table-cell office:value-type="float" office:value="0.399999999995805">
                <text:p>0.399999999995805</text:p>
              </table:table-cell>
            </table:table-row>
            <table:table-row>
              <table:table-cell office:value-type="float" office:value="42202.4583333333">
                <text:p>42200</text:p>
              </table:table-cell>
              <table:table-cell office:value-type="float" office:value="0.465517241379778">
                <text:p>0.465517241379778</text:p>
              </table:table-cell>
              <table:table-cell office:value-type="float" office:value="0.440000000000277">
                <text:p>0.440000000000277</text:p>
              </table:table-cell>
            </table:table-row>
            <table:table-row>
              <table:table-cell office:value-type="float" office:value="42202.5">
                <text:p>42200</text:p>
              </table:table-cell>
              <table:table-cell office:value-type="float" office:value="0.482758620689136">
                <text:p>0.482758620689136</text:p>
              </table:table-cell>
              <table:table-cell office:value-type="float" office:value="0.479999999997761">
                <text:p>0.479999999997761</text:p>
              </table:table-cell>
            </table:table-row>
            <table:table-row>
              <table:table-cell office:value-type="float" office:value="42202.5416666667">
                <text:p>42200</text:p>
              </table:table-cell>
              <table:table-cell office:value-type="float" office:value="0.499999999998495">
                <text:p>0.499999999998495</text:p>
              </table:table-cell>
              <table:table-cell office:value-type="float" office:value="0.479999999997761">
                <text:p>0.479999999997761</text:p>
              </table:table-cell>
            </table:table-row>
            <table:table-row>
              <table:table-cell office:value-type="float" office:value="42202.5833333333">
                <text:p>42200</text:p>
              </table:table-cell>
              <table:table-cell office:value-type="float" office:value="0.517241379310864">
                <text:p>0.517241379310864</text:p>
              </table:table-cell>
              <table:table-cell office:value-type="float" office:value="0.520000000002234">
                <text:p>0.520000000002234</text:p>
              </table:table-cell>
            </table:table-row>
            <table:table-row>
              <table:table-cell office:value-type="float" office:value="42202.625">
                <text:p>42200</text:p>
              </table:table-cell>
              <table:table-cell office:value-type="float" office:value="0.534482758620222">
                <text:p>0.534482758620222</text:p>
              </table:table-cell>
              <table:table-cell office:value-type="float" office:value="0.559999999999718">
                <text:p>0.559999999999718</text:p>
              </table:table-cell>
            </table:table-row>
            <table:table-row>
              <table:table-cell office:value-type="float" office:value="42202.6666666667">
                <text:p>42200</text:p>
              </table:table-cell>
              <table:table-cell office:value-type="float" office:value="0.551724137929581">
                <text:p>0.551724137929581</text:p>
              </table:table-cell>
              <table:table-cell office:value-type="float" office:value="0.599999999997201">
                <text:p>0.599999999997201</text:p>
              </table:table-cell>
            </table:table-row>
            <table:table-row>
              <table:table-cell office:value-type="float" office:value="42202.7083333333">
                <text:p>42200</text:p>
              </table:table-cell>
              <table:table-cell office:value-type="float" office:value="0.56896551724195">
                <text:p>0.56896551724195</text:p>
              </table:table-cell>
              <table:table-cell office:value-type="float" office:value="0.640000000001674">
                <text:p>0.640000000001674</text:p>
              </table:table-cell>
            </table:table-row>
            <table:table-row>
              <table:table-cell office:value-type="float" office:value="42202.75">
                <text:p>42200</text:p>
              </table:table-cell>
              <table:table-cell office:value-type="float" office:value="0.586206896551309">
                <text:p>0.586206896551309</text:p>
              </table:table-cell>
              <table:table-cell office:value-type="float" office:value="0.640000000001674">
                <text:p>0.640000000001674</text:p>
              </table:table-cell>
            </table:table-row>
            <table:table-row>
              <table:table-cell office:value-type="float" office:value="42202.7916666667">
                <text:p>42200</text:p>
              </table:table-cell>
              <table:table-cell office:value-type="float" office:value="0.603448275860667">
                <text:p>0.603448275860667</text:p>
              </table:table-cell>
              <table:table-cell office:value-type="float" office:value="0.640000000001674">
                <text:p>0.640000000001674</text:p>
              </table:table-cell>
            </table:table-row>
            <table:table-row>
              <table:table-cell office:value-type="float" office:value="42202.8333333333">
                <text:p>42200</text:p>
              </table:table-cell>
              <table:table-cell office:value-type="float" office:value="0.620689655173037">
                <text:p>0.620689655173037</text:p>
              </table:table-cell>
              <table:table-cell office:value-type="float" office:value="0.640000000001674">
                <text:p>0.640000000001674</text:p>
              </table:table-cell>
            </table:table-row>
            <table:table-row>
              <table:table-cell office:value-type="float" office:value="42202.875">
                <text:p>42200</text:p>
              </table:table-cell>
              <table:table-cell office:value-type="float" office:value="0.637931034482395">
                <text:p>0.637931034482395</text:p>
              </table:table-cell>
              <table:table-cell office:value-type="float" office:value="0.640000000001674">
                <text:p>0.640000000001674</text:p>
              </table:table-cell>
            </table:table-row>
            <table:table-row>
              <table:table-cell office:value-type="float" office:value="42202.9166666667">
                <text:p>42200</text:p>
              </table:table-cell>
              <table:table-cell office:value-type="float" office:value="0.655172413791754">
                <text:p>0.655172413791754</text:p>
              </table:table-cell>
              <table:table-cell office:value-type="float" office:value="0.640000000001674">
                <text:p>0.640000000001674</text:p>
              </table:table-cell>
            </table:table-row>
            <table:table-row>
              <table:table-cell office:value-type="float" office:value="42202.9583333333">
                <text:p>42200</text:p>
              </table:table-cell>
              <table:table-cell office:value-type="float" office:value="0.672413793104123">
                <text:p>0.672413793104123</text:p>
              </table:table-cell>
              <table:table-cell office:value-type="float" office:value="0.640000000001674">
                <text:p>0.640000000001674</text:p>
              </table:table-cell>
            </table:table-row>
            <table:table-row>
              <table:table-cell office:value-type="float" office:value="42203">
                <text:p>42200</text:p>
              </table:table-cell>
              <table:table-cell office:value-type="float" office:value="0.689655172413482">
                <text:p>0.689655172413482</text:p>
              </table:table-cell>
              <table:table-cell office:value-type="float" office:value="0.640000000001674">
                <text:p>0.640000000001674</text:p>
              </table:table-cell>
            </table:table-row>
            <table:table-row>
              <table:table-cell office:value-type="float" office:value="42203.0416666667">
                <text:p>42200</text:p>
              </table:table-cell>
              <table:table-cell office:value-type="float" office:value="0.70689655172284">
                <text:p>0.70689655172284</text:p>
              </table:table-cell>
              <table:table-cell office:value-type="float" office:value="0.640000000001674">
                <text:p>0.640000000001674</text:p>
              </table:table-cell>
            </table:table-row>
            <table:table-row>
              <table:table-cell office:value-type="float" office:value="42203.0833333333">
                <text:p>42200</text:p>
              </table:table-cell>
              <table:table-cell office:value-type="float" office:value="0.724137931035209">
                <text:p>0.724137931035209</text:p>
              </table:table-cell>
              <table:table-cell office:value-type="float" office:value="0.640000000001674">
                <text:p>0.640000000001674</text:p>
              </table:table-cell>
            </table:table-row>
            <table:table-row>
              <table:table-cell office:value-type="float" office:value="42203.125">
                <text:p>42200</text:p>
              </table:table-cell>
              <table:table-cell office:value-type="float" office:value="0.741379310344568">
                <text:p>0.741379310344568</text:p>
              </table:table-cell>
              <table:table-cell office:value-type="float" office:value="0.640000000001674">
                <text:p>0.640000000001674</text:p>
              </table:table-cell>
            </table:table-row>
            <table:table-row>
              <table:table-cell office:value-type="float" office:value="42203.1666666667">
                <text:p>42200</text:p>
              </table:table-cell>
              <table:table-cell office:value-type="float" office:value="0.758620689653927">
                <text:p>0.758620689653927</text:p>
              </table:table-cell>
              <table:table-cell office:value-type="float" office:value="0.640000000001674">
                <text:p>0.640000000001674</text:p>
              </table:table-cell>
            </table:table-row>
            <table:table-row>
              <table:table-cell office:value-type="float" office:value="42203.2083333333">
                <text:p>42200</text:p>
              </table:table-cell>
              <table:table-cell office:value-type="float" office:value="0.775862068966296">
                <text:p>0.775862068966296</text:p>
              </table:table-cell>
              <table:table-cell office:value-type="float" office:value="0.640000000001674">
                <text:p>0.640000000001674</text:p>
              </table:table-cell>
            </table:table-row>
            <table:table-row>
              <table:table-cell office:value-type="float" office:value="42203.25">
                <text:p>42200</text:p>
              </table:table-cell>
              <table:table-cell office:value-type="float" office:value="0.793103448275654">
                <text:p>0.793103448275654</text:p>
              </table:table-cell>
              <table:table-cell office:value-type="float" office:value="0.640000000001674">
                <text:p>0.640000000001674</text:p>
              </table:table-cell>
            </table:table-row>
            <table:table-row>
              <table:table-cell office:value-type="float" office:value="42203.2916666667">
                <text:p>42200</text:p>
              </table:table-cell>
              <table:table-cell office:value-type="float" office:value="0.810344827585013">
                <text:p>0.810344827585013</text:p>
              </table:table-cell>
              <table:table-cell office:value-type="float" office:value="0.640000000001674">
                <text:p>0.640000000001674</text:p>
              </table:table-cell>
            </table:table-row>
            <table:table-row>
              <table:table-cell office:value-type="float" office:value="42203.3333333333">
                <text:p>42200</text:p>
              </table:table-cell>
              <table:table-cell office:value-type="float" office:value="0.827586206897382">
                <text:p>0.827586206897382</text:p>
              </table:table-cell>
              <table:table-cell office:value-type="float" office:value="0.640000000001674">
                <text:p>0.640000000001674</text:p>
              </table:table-cell>
            </table:table-row>
            <table:table-row>
              <table:table-cell office:value-type="float" office:value="42203.375">
                <text:p>42200</text:p>
              </table:table-cell>
              <table:table-cell office:value-type="float" office:value="0.844827586206741">
                <text:p>0.844827586206741</text:p>
              </table:table-cell>
              <table:table-cell office:value-type="float" office:value="0.679999999999158">
                <text:p>0.679999999999158</text:p>
              </table:table-cell>
            </table:table-row>
            <table:table-row>
              <table:table-cell office:value-type="float" office:value="42203.4166666667">
                <text:p>42200</text:p>
              </table:table-cell>
              <table:table-cell office:value-type="float" office:value="0.862068965516099">
                <text:p>0.862068965516099</text:p>
              </table:table-cell>
              <table:table-cell office:value-type="float" office:value="0.719999999996642">
                <text:p>0.719999999996642</text:p>
              </table:table-cell>
            </table:table-row>
            <table:table-row>
              <table:table-cell office:value-type="float" office:value="42203.4583333333">
                <text:p>42200</text:p>
              </table:table-cell>
              <table:table-cell office:value-type="float" office:value="0.879310344828469">
                <text:p>0.879310344828469</text:p>
              </table:table-cell>
              <table:table-cell office:value-type="float" office:value="0.760000000001114">
                <text:p>0.760000000001114</text:p>
              </table:table-cell>
            </table:table-row>
            <table:table-row>
              <table:table-cell office:value-type="float" office:value="42203.5">
                <text:p>42200</text:p>
              </table:table-cell>
              <table:table-cell office:value-type="float" office:value="0.896551724137827">
                <text:p>0.896551724137827</text:p>
              </table:table-cell>
              <table:table-cell office:value-type="float" office:value="0.799999999998598">
                <text:p>0.799999999998598</text:p>
              </table:table-cell>
            </table:table-row>
            <table:table-row>
              <table:table-cell office:value-type="float" office:value="42203.5416666667">
                <text:p>42200</text:p>
              </table:table-cell>
              <table:table-cell office:value-type="float" office:value="0.913793103447186">
                <text:p>0.913793103447186</text:p>
              </table:table-cell>
              <table:table-cell office:value-type="float" office:value="0.799999999998598">
                <text:p>0.799999999998598</text:p>
              </table:table-cell>
            </table:table-row>
            <table:table-row>
              <table:table-cell office:value-type="float" office:value="42203.5833333333">
                <text:p>42200</text:p>
              </table:table-cell>
              <table:table-cell office:value-type="float" office:value="0.931034482759555">
                <text:p>0.931034482759555</text:p>
              </table:table-cell>
              <table:table-cell office:value-type="float" office:value="0.840000000003071">
                <text:p>0.840000000003071</text:p>
              </table:table-cell>
            </table:table-row>
            <table:table-row>
              <table:table-cell office:value-type="float" office:value="42203.625">
                <text:p>42200</text:p>
              </table:table-cell>
              <table:table-cell office:value-type="float" office:value="0.948275862068913">
                <text:p>0.948275862068913</text:p>
              </table:table-cell>
              <table:table-cell office:value-type="float" office:value="0.880000000000555">
                <text:p>0.880000000000555</text:p>
              </table:table-cell>
            </table:table-row>
            <table:table-row>
              <table:table-cell office:value-type="float" office:value="42203.6666666667">
                <text:p>42200</text:p>
              </table:table-cell>
              <table:table-cell office:value-type="float" office:value="0.965517241378272">
                <text:p>0.965517241378272</text:p>
              </table:table-cell>
              <table:table-cell office:value-type="float" office:value="0.919999999998039">
                <text:p>0.919999999998039</text:p>
              </table:table-cell>
            </table:table-row>
            <table:table-row>
              <table:table-cell office:value-type="float" office:value="42203.7083333333">
                <text:p>42200</text:p>
              </table:table-cell>
              <table:table-cell office:value-type="float" office:value="0.982758620690641">
                <text:p>0.982758620690641</text:p>
              </table:table-cell>
              <table:table-cell office:value-type="float" office:value="0.960000000002511">
                <text:p>0.960000000002511</text:p>
              </table:table-cell>
            </table:table-row>
            <table:table-row>
              <table:table-cell office:value-type="float" office:value="42203.75">
                <text:p>4220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